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C-vs-DS" table:style-name="ta1">
        <table:shapes>
          <draw:frame draw:z-index="0" draw:style-name="gr1" draw:text-style-name="P1" svg:width="338.68pt" svg:height="255.09pt" svg:x="62.67pt" svg:y="223.37pt">
            <loext:p/>
            <draw:object draw:notify-on-update-of-ranges="'LC-vs-DS'.B4:'LC-vs-DS'.B12 'LC-vs-DS'.F3:'LC-vs-DS'.F3 'LC-vs-DS'.F4:'LC-vs-DS'.F12 'LC-vs-DS'.B4:'LC-vs-DS'.B12 'LC-vs-DS'.G3:'LC-vs-DS'.G3 'LC-vs-DS'.G4:'LC-vs-DS'.G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60.65pt" svg:height="255.09pt" svg:x="416.98pt" svg:y="219.4pt">
            <loext:p/>
            <draw:object draw:notify-on-update-of-ranges="'LC-vs-DS'.B4:'LC-vs-DS'.B12 'LC-vs-DS'.D3:'LC-vs-DS'.D3 'LC-vs-DS'.D4:'LC-vs-DS'.D12 'LC-vs-DS'.B4:'LC-vs-DS'.B12 'LC-vs-DS'.E3:'LC-vs-DS'.E3 'LC-vs-DS'.E4:'LC-vs-DS'.E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360.65pt" svg:height="255.09pt" svg:x="787.75pt" svg:y="219.94pt">
            <loext:p/>
            <draw:object draw:notify-on-update-of-ranges="'LC-vs-DS'.B4:'LC-vs-DS'.B12 'LC-vs-DS'.J3:'LC-vs-DS'.J3 'LC-vs-DS'.J4:'LC-vs-DS'.J12 'LC-vs-DS'.B4:'LC-vs-DS'.B12 'LC-vs-DS'.K3:'LC-vs-DS'.K3 'LC-vs-DS'.K4:'LC-vs-DS'.K1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name="SPH Density Kernel" draw:style-name="gr1" draw:text-style-name="P1" svg:width="453.51pt" svg:height="255.09pt" svg:x="548.33pt" svg:y="585.24pt">
            <loext:p/>
            <draw:object draw:notify-on-update-of-ranges="'LC-vs-DS'.B61:'LC-vs-DS'.B61 'LC-vs-DS'.B49:'LC-vs-DS'.B57 'LC-vs-DS'.B47:'LC-vs-DS'.B47 'LC-vs-DS'.E49:'LC-vs-DS'.E57 'LC-vs-DS'.B62:'LC-vs-DS'.B70 'LC-vs-DS'.B60:'LC-vs-DS'.B60 'LC-vs-DS'.E62:'LC-vs-DS'.E70" xlink:href="./Object 7" xlink:type="simple" xlink:show="embed" xlink:actuate="onLoad"/>
            <draw:image xlink:href="./ObjectReplacements/Object 7" xlink:type="simple" xlink:show="embed" xlink:actuate="onLoad"/>
            <svg:title>SPH Density Kernel</svg:title>
          </draw:frame>
          <draw:frame draw:z-index="4" draw:style-name="gr1" draw:text-style-name="P1" svg:width="453.51pt" svg:height="255.09pt" svg:x="553.29pt" svg:y="850.65pt">
            <loext:p/>
            <draw:object draw:notify-on-update-of-ranges="'LC-vs-DS'.B61:'LC-vs-DS'.B61 'LC-vs-DS'.B49:'LC-vs-DS'.B57 'LC-vs-DS'.B47:'LC-vs-DS'.B47 'LC-vs-DS'.H49:'LC-vs-DS'.H57 'LC-vs-DS'.B62:'LC-vs-DS'.B70 'LC-vs-DS'.B60:'LC-vs-DS'.B60 'LC-vs-DS'.H62:'LC-vs-DS'.H7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umber of molecules is for entire domain!</text:p>
          </table:table-cell>
          <table:table-cell table:number-columns-repeated="8"/>
          <table:table-cell office:value-type="string" calcext:value-type="string">
            <text:p>(num kernel calls / num distance calculations)</text:p>
          </table:table-cell>
          <table:table-cell/>
          <table:table-cell office:value-type="string" calcext:value-type="string">
            <text:p>numCells</text:p>
          </table:table-cell>
          <table:table-cell table:formula="of:=5*5*5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numRepetitions</text:p>
          </table:table-cell>
          <table:table-cell office:value-type="string" calcext:value-type="string">
            <text:p>LC GFLOP/sec</text:p>
          </table:table-cell>
          <table:table-cell office:value-type="string" calcext:value-type="string">
            <text:p>DS GFLOP/sec</text:p>
          </table:table-cell>
          <table:table-cell office:value-type="string" calcext:value-type="string">
            <text:p>LC MFUPS</text:p>
          </table:table-cell>
          <table:table-cell office:value-type="string" calcext:value-type="string">
            <text:p>DS MFUPS</text:p>
          </table:table-cell>
          <table:table-cell office:value-type="string" calcext:value-type="string">
            <text:p>LC Walltime (for &lt;numRepetitions&gt; repetitions)</text:p>
          </table:table-cell>
          <table:table-cell office:value-type="string" calcext:value-type="string">
            <text:p>DS Walltime (for &lt;numRepetitions&gt; repetitions)</text:p>
          </table:table-cell>
          <table:table-cell office:value-type="string" calcext:value-type="string">
            <text:p>LC hit rate </text:p>
          </table:table-cell>
          <table:table-cell office:value-type="string" calcext:value-type="string">
            <text:p>DS hit rate </text:p>
          </table:table-cell>
          <table:table-cell/>
          <table:table-cell office:value-type="string" calcext:value-type="string">
            <text:p>molecules per LinkedCell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531699" calcext:value-type="float">
            <text:p>0.0531699</text:p>
          </table:table-cell>
          <table:table-cell office:value-type="float" office:value="0.799031" calcext:value-type="float">
            <text:p>0.799031</text:p>
          </table:table-cell>
          <table:table-cell office:value-type="float" office:value="2.20966" calcext:value-type="float">
            <text:p>2.20966</text:p>
          </table:table-cell>
          <table:table-cell office:value-type="float" office:value="6.19104" calcext:value-type="float">
            <text:p>6.19104</text:p>
          </table:table-cell>
          <table:table-cell office:value-type="float" office:value="1.44819" calcext:value-type="float">
            <text:p>1.44819</text:p>
          </table:table-cell>
          <table:table-cell office:value-type="float" office:value="0.516876" calcext:value-type="float">
            <text:p>0.516876</text:p>
          </table:table-cell>
          <table:table-cell office:value-type="float" office:value="0.118421" calcext:value-type="float">
            <text:p>0.118421</text:p>
          </table:table-cell>
          <table:table-cell office:value-type="float" office:value="0.0181452" calcext:value-type="float">
            <text:p>0.0181452</text:p>
          </table:table-cell>
          <table:table-cell/>
          <table:table-cell table:formula="of:=[.B4]/[.$N$2]" office:value-type="float" office:value="0.256" calcext:value-type="float">
            <text:p>0.256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0095" calcext:value-type="float">
            <text:p>0.170095</text:p>
          </table:table-cell>
          <table:table-cell office:value-type="float" office:value="0.814488" calcext:value-type="float">
            <text:p>0.814488</text:p>
          </table:table-cell>
          <table:table-cell office:value-type="float" office:value="3.36406" calcext:value-type="float">
            <text:p>3.36406</text:p>
          </table:table-cell>
          <table:table-cell office:value-type="float" office:value="3.07427" calcext:value-type="float">
            <text:p>3.07427</text:p>
          </table:table-cell>
          <table:table-cell office:value-type="float" office:value="0.190247" calcext:value-type="float">
            <text:p>0.190247</text:p>
          </table:table-cell>
          <table:table-cell office:value-type="float" office:value="0.20818" calcext:value-type="float">
            <text:p>0.20818</text:p>
          </table:table-cell>
          <table:table-cell office:value-type="float" office:value="0.152824" calcext:value-type="float">
            <text:p>0.152824</text:p>
          </table:table-cell>
          <table:table-cell office:value-type="float" office:value="0.0228175" calcext:value-type="float">
            <text:p>0.0228175</text:p>
          </table:table-cell>
          <table:table-cell/>
          <table:table-cell table:formula="of:=[.B5]/[.$N$2]" office:value-type="float" office:value="0.512" calcext:value-type="float">
            <text:p>0.512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1194" calcext:value-type="float">
            <text:p>0.371194</text:p>
          </table:table-cell>
          <table:table-cell office:value-type="float" office:value="0.824822" calcext:value-type="float">
            <text:p>0.824822</text:p>
          </table:table-cell>
          <table:table-cell office:value-type="float" office:value="3.67519" calcext:value-type="float">
            <text:p>3.67519</text:p>
          </table:table-cell>
          <table:table-cell office:value-type="float" office:value="1.53849" calcext:value-type="float">
            <text:p>1.53849</text:p>
          </table:table-cell>
          <table:table-cell office:value-type="float" office:value="0.348281" calcext:value-type="float">
            <text:p>0.348281</text:p>
          </table:table-cell>
          <table:table-cell office:value-type="float" office:value="0.831985" calcext:value-type="float">
            <text:p>0.831985</text:p>
          </table:table-cell>
          <table:table-cell office:value-type="float" office:value="0.171527" calcext:value-type="float">
            <text:p>0.171527</text:p>
          </table:table-cell>
          <table:table-cell office:value-type="float" office:value="0.0246063" calcext:value-type="float">
            <text:p>0.0246063</text:p>
          </table:table-cell>
          <table:table-cell/>
          <table:table-cell table:formula="of:=[.B6]/[.$N$2]" office:value-type="float" office:value="1.024" calcext:value-type="float">
            <text:p>1.024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.617132" calcext:value-type="float">
            <text:p>0.617132</text:p>
          </table:table-cell>
          <table:table-cell office:value-type="float" office:value="0.833618" calcext:value-type="float">
            <text:p>0.833618</text:p>
          </table:table-cell>
          <table:table-cell office:value-type="float" office:value="2.95058" calcext:value-type="float">
            <text:p>2.95058</text:p>
          </table:table-cell>
          <table:table-cell office:value-type="float" office:value="0.772136" calcext:value-type="float">
            <text:p>0.772136</text:p>
          </table:table-cell>
          <table:table-cell office:value-type="float" office:value="0.0867627" calcext:value-type="float">
            <text:p>0.0867627</text:p>
          </table:table-cell>
          <table:table-cell office:value-type="float" office:value="0.331548" calcext:value-type="float">
            <text:p>0.331548</text:p>
          </table:table-cell>
          <table:table-cell office:value-type="float" office:value="0.17722" calcext:value-type="float">
            <text:p>0.17722</text:p>
          </table:table-cell>
          <table:table-cell office:value-type="float" office:value="0.0259804" calcext:value-type="float">
            <text:p>0.0259804</text:p>
          </table:table-cell>
          <table:table-cell/>
          <table:table-cell table:formula="of:=[.B7]/[.$N$2]" office:value-type="float" office:value="2.048" calcext:value-type="float">
            <text:p>2.048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.837046" calcext:value-type="float">
            <text:p>0.837046</text:p>
          </table:table-cell>
          <table:table-cell office:value-type="float" office:value="0.830515" calcext:value-type="float">
            <text:p>0.830515</text:p>
          </table:table-cell>
          <table:table-cell office:value-type="float" office:value="2.04033" calcext:value-type="float">
            <text:p>2.04033</text:p>
          </table:table-cell>
          <table:table-cell office:value-type="float" office:value="0.383895" calcext:value-type="float">
            <text:p>0.383895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1.3337" calcext:value-type="float">
            <text:p>1.3337</text:p>
          </table:table-cell>
          <table:table-cell office:value-type="float" office:value="0.182434" calcext:value-type="float">
            <text:p>0.182434</text:p>
          </table:table-cell>
          <table:table-cell office:value-type="float" office:value="0.0259601" calcext:value-type="float">
            <text:p>0.0259601</text:p>
          </table:table-cell>
          <table:table-cell/>
          <table:table-cell table:formula="of:=[.B8]/[.$N$2]" office:value-type="float" office:value="4.096" calcext:value-type="float">
            <text:p>4.096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0.96614" calcext:value-type="float">
            <text:p>0.96614</text:p>
          </table:table-cell>
          <table:table-cell office:value-type="float" office:value="0.834653" calcext:value-type="float">
            <text:p>0.834653</text:p>
          </table:table-cell>
          <table:table-cell office:value-type="float" office:value="1.20467" calcext:value-type="float">
            <text:p>1.20467</text:p>
          </table:table-cell>
          <table:table-cell office:value-type="float" office:value="0.192788" calcext:value-type="float">
            <text:p>0.192788</text:p>
          </table:table-cell>
          <table:table-cell office:value-type="float" office:value="0.850022" calcext:value-type="float">
            <text:p>0.850022</text:p>
          </table:table-cell>
          <table:table-cell office:value-type="float" office:value="5.31152" calcext:value-type="float">
            <text:p>5.31152</text:p>
          </table:table-cell>
          <table:table-cell office:value-type="float" office:value="0.186852" calcext:value-type="float">
            <text:p>0.186852</text:p>
          </table:table-cell>
          <table:table-cell office:value-type="float" office:value="0.025782" calcext:value-type="float">
            <text:p>0.025782</text:p>
          </table:table-cell>
          <table:table-cell/>
          <table:table-cell table:formula="of:=[.B9]/[.$N$2]" office:value-type="float" office:value="8.192" calcext:value-type="float">
            <text:p>8.192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.01504" calcext:value-type="float">
            <text:p>1.01504</text:p>
          </table:table-cell>
          <table:table-cell office:value-type="float" office:value="0.830704" calcext:value-type="float">
            <text:p>0.830704</text:p>
          </table:table-cell>
          <table:table-cell office:value-type="float" office:value="0.627754" calcext:value-type="float">
            <text:p>0.627754</text:p>
          </table:table-cell>
          <table:table-cell office:value-type="float" office:value="0.0958147" calcext:value-type="float">
            <text:p>0.0958147</text:p>
          </table:table-cell>
          <table:table-cell office:value-type="float" office:value="0.326242" calcext:value-type="float">
            <text:p>0.326242</text:p>
          </table:table-cell>
          <table:table-cell office:value-type="float" office:value="2.13746" calcext:value-type="float">
            <text:p>2.13746</text:p>
          </table:table-cell>
          <table:table-cell office:value-type="float" office:value="0.188695" calcext:value-type="float">
            <text:p>0.188695</text:p>
          </table:table-cell>
          <table:table-cell office:value-type="float" office:value="0.0261573" calcext:value-type="float">
            <text:p>0.0261573</text:p>
          </table:table-cell>
          <table:table-cell/>
          <table:table-cell table:formula="of:=[.B10]/[.$N$2]" office:value-type="float" office:value="16.384" calcext:value-type="float">
            <text:p>16.384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.03548" calcext:value-type="float">
            <text:p>1.03548</text:p>
          </table:table-cell>
          <table:table-cell office:value-type="float" office:value="0.836923" calcext:value-type="float">
            <text:p>0.836923</text:p>
          </table:table-cell>
          <table:table-cell office:value-type="float" office:value="0.319798" calcext:value-type="float">
            <text:p>0.319798</text:p>
          </table:table-cell>
          <table:table-cell office:value-type="float" office:value="0.0482476" calcext:value-type="float">
            <text:p>0.0482476</text:p>
          </table:table-cell>
          <table:table-cell office:value-type="float" office:value="0.128081" calcext:value-type="float">
            <text:p>0.128081</text:p>
          </table:table-cell>
          <table:table-cell office:value-type="float" office:value="0.848955" calcext:value-type="float">
            <text:p>0.848955</text:p>
          </table:table-cell>
          <table:table-cell office:value-type="float" office:value="0.189092" calcext:value-type="float">
            <text:p>0.189092</text:p>
          </table:table-cell>
          <table:table-cell office:value-type="float" office:value="0.0262223" calcext:value-type="float">
            <text:p>0.0262223</text:p>
          </table:table-cell>
          <table:table-cell/>
          <table:table-cell table:formula="of:=[.B11]/[.$N$2]" office:value-type="float" office:value="32.768" calcext:value-type="float">
            <text:p>32.768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1.0527" calcext:value-type="float">
            <text:p>1.0527</text:p>
          </table:table-cell>
          <table:table-cell office:value-type="float" office:value="0.832683" calcext:value-type="float">
            <text:p>0.832683</text:p>
          </table:table-cell>
          <table:table-cell office:value-type="float" office:value="0.162103" calcext:value-type="float">
            <text:p>0.162103</text:p>
          </table:table-cell>
          <table:table-cell office:value-type="float" office:value="0.0239848" calcext:value-type="float">
            <text:p>0.0239848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1.70775" calcext:value-type="float">
            <text:p>1.70775</text:p>
          </table:table-cell>
          <table:table-cell office:value-type="float" office:value="0.191169" calcext:value-type="float">
            <text:p>0.191169</text:p>
          </table:table-cell>
          <table:table-cell office:value-type="float" office:value="0.0264947" calcext:value-type="float">
            <text:p>0.0264947</text:p>
          </table:table-cell>
          <table:table-cell/>
          <table:table-cell table:formula="of:=[.B12]/[.$N$2]" office:value-type="float" office:value="65.536" calcext:value-type="float">
            <text:p>65.53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10(2) = 0.301029995663981</text:p>
          </table:table-cell>
          <table:table-cell table:number-columns-repeated="2"/>
          <table:table-cell office:value-type="string" calcext:value-type="string">
            <text:p>Domain: </text:p>
          </table:table-cell>
          <table:table-cell/>
          <table:table-cell office:value-type="string" calcext:value-type="string">
            <text:p>(5x5x5) inner linked cells</text:p>
          </table:table-cell>
          <table:table-cell/>
          <table:table-cell office:value-type="string" calcext:value-type="string">
            <text:p>only -O3, no avx or so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01029995663981" calcext:value-type="float">
            <text:p>0.301029995663981</text:p>
          </table:table-cell>
          <table:table-cell table:number-columns-repeated="2"/>
          <table:table-cell office:value-type="string" calcext:value-type="string">
            <text:p>boxMin</text:p>
          </table:table-cell>
          <table:table-cell office:value-type="string" calcext:value-type="string">
            <text:p>0,0,0</text:p>
          </table:table-cell>
          <table:table-cell table:number-columns-repeated="2"/>
          <table:table-cell office:value-type="string" calcext:value-type="string">
            <text:p>my machine, atsccs72 with GUI turned off (can’t figure out how to compile with cmake on cluster yet)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oxMax</text:p>
          </table:table-cell>
          <table:table-cell office:value-type="string" calcext:value-type="string">
            <text:p>5.0, 5.0, 5.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utoff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/>
          <table:table-cell office:value-type="string" calcext:value-type="string">
            <text:p>direc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particles</text:p>
          </table:table-cell>
          <table:table-cell office:value-type="string" calcext:value-type="string">
            <text:p>numIterations</text:p>
          </table:table-cell>
          <table:table-cell office:value-type="string" calcext:value-type="string">
            <text:p>time-per-it</text:p>
          </table:table-cell>
          <table:table-cell office:value-type="string" calcext:value-type="string">
            <text:p>MFUPS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hit-rate</text:p>
          </table:table-cell>
          <table:table-cell office:value-type="string" calcext:value-type="string">
            <text:p>GFLOP/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0.00000190961" calcext:value-type="float">
            <text:p>1.91E-06</text:p>
          </table:table-cell>
          <table:table-cell office:value-type="float" office:value="16.7573" calcext:value-type="float">
            <text:p>16.7573</text:p>
          </table:table-cell>
          <table:table-cell table:style-name="ce1" office:value-type="float" office:value="418400000" calcext:value-type="float">
            <text:p>4.18E+08</text:p>
          </table:table-cell>
          <table:table-cell office:value-type="float" office:value="0.0181452" calcext:value-type="float">
            <text:p>0.0181452</text:p>
          </table:table-cell>
          <table:table-cell office:value-type="float" office:value="2.19102" calcext:value-type="float">
            <text:p>2.19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0.00000811432" calcext:value-type="float">
            <text:p>8.11E-06</text:p>
          </table:table-cell>
          <table:table-cell office:value-type="float" office:value="7.88729" calcext:value-type="float">
            <text:p>7.88729</text:p>
          </table:table-cell>
          <table:table-cell table:style-name="ce1" office:value-type="float" office:value="172320000" calcext:value-type="float">
            <text:p>1.72E+08</text:p>
          </table:table-cell>
          <table:table-cell office:value-type="float" office:value="0.0228175" calcext:value-type="float">
            <text:p>0.0228175</text:p>
          </table:table-cell>
          <table:table-cell office:value-type="float" office:value="2.12365" calcext:value-type="float">
            <text:p>2.12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0.000031886" calcext:value-type="float">
            <text:p>3.19E-05</text:p>
          </table:table-cell>
          <table:table-cell office:value-type="float" office:value="4.0143" calcext:value-type="float">
            <text:p>4.0143</text:p>
          </table:table-cell>
          <table:table-cell table:style-name="ce1" office:value-type="float" office:value="698240000" calcext:value-type="float">
            <text:p>6.98E+08</text:p>
          </table:table-cell>
          <table:table-cell office:value-type="float" office:value="0.0246063" calcext:value-type="float">
            <text:p>0.0246063</text:p>
          </table:table-cell>
          <table:table-cell office:value-type="float" office:value="2.1898" calcext:value-type="float">
            <text:p>2.1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1545" calcext:value-type="float">
            <text:p>0.000131545</text:p>
          </table:table-cell>
          <table:table-cell office:value-type="float" office:value="1.9461" calcext:value-type="float">
            <text:p>1.9461</text:p>
          </table:table-cell>
          <table:table-cell table:style-name="ce1" office:value-type="float" office:value="281472000" calcext:value-type="float">
            <text:p>2.81E+08</text:p>
          </table:table-cell>
          <table:table-cell office:value-type="float" office:value="0.0259804" calcext:value-type="float">
            <text:p>0.0259804</text:p>
          </table:table-cell>
          <table:table-cell office:value-type="float" office:value="2.13973" calcext:value-type="float">
            <text:p>2.13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1229" calcext:value-type="float">
            <text:p>0.000541229</text:p>
          </table:table-cell>
          <table:table-cell office:value-type="float" office:value="0.945995" calcext:value-type="float">
            <text:p>0.945995</text:p>
          </table:table-cell>
          <table:table-cell table:style-name="ce1" office:value-type="float" office:value="1128030000" calcext:value-type="float">
            <text:p>1.13E+09</text:p>
          </table:table-cell>
          <table:table-cell office:value-type="float" office:value="0.0259601" calcext:value-type="float">
            <text:p>0.0259601</text:p>
          </table:table-cell>
          <table:table-cell office:value-type="float" office:value="2.0842" calcext:value-type="float">
            <text:p>2.0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2691" calcext:value-type="float">
            <text:p>0.00222691</text:p>
          </table:table-cell>
          <table:table-cell office:value-type="float" office:value="0.45983" calcext:value-type="float">
            <text:p>0.45983</text:p>
          </table:table-cell>
          <table:table-cell table:style-name="ce1" office:value-type="float" office:value="4514300000" calcext:value-type="float">
            <text:p>4.51E+09</text:p>
          </table:table-cell>
          <table:table-cell office:value-type="float" office:value="0.025782" calcext:value-type="float">
            <text:p>0.025782</text:p>
          </table:table-cell>
          <table:table-cell office:value-type="float" office:value="2.02716" calcext:value-type="float">
            <text:p>2.0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0.00924432" calcext:value-type="float">
            <text:p>0.00924432</text:p>
          </table:table-cell>
          <table:table-cell office:value-type="float" office:value="0.221542" calcext:value-type="float">
            <text:p>0.221542</text:p>
          </table:table-cell>
          <table:table-cell table:style-name="ce1" office:value-type="float" office:value="1808490000" calcext:value-type="float">
            <text:p>1.81E+09</text:p>
          </table:table-cell>
          <table:table-cell office:value-type="float" office:value="0.0261573" calcext:value-type="float">
            <text:p>0.0261573</text:p>
          </table:table-cell>
          <table:table-cell office:value-type="float" office:value="1.95633" calcext:value-type="float">
            <text:p>1.95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.0382816" calcext:value-type="float">
            <text:p>0.0382816</text:p>
          </table:table-cell>
          <table:table-cell office:value-type="float" office:value="0.106997" calcext:value-type="float">
            <text:p>0.106997</text:p>
          </table:table-cell>
          <table:table-cell table:style-name="ce1" office:value-type="float" office:value="723704000" calcext:value-type="float">
            <text:p>7.24E+08</text:p>
          </table:table-cell>
          <table:table-cell office:value-type="float" office:value="0.0262223" calcext:value-type="float">
            <text:p>0.0262223</text:p>
          </table:table-cell>
          <table:table-cell office:value-type="float" office:value="1.89048" calcext:value-type="float">
            <text:p>1.89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0.157233" calcext:value-type="float">
            <text:p>0.157233</text:p>
          </table:table-cell>
          <table:table-cell office:value-type="float" office:value="0.0521011" calcext:value-type="float">
            <text:p>0.0521011</text:p>
          </table:table-cell>
          <table:table-cell table:style-name="ce1" office:value-type="float" office:value="1448680000" calcext:value-type="float">
            <text:p>1.45E+09</text:p>
          </table:table-cell>
          <table:table-cell office:value-type="float" office:value="0.0264947" calcext:value-type="float">
            <text:p>0.0264947</text:p>
          </table:table-cell>
          <table:table-cell office:value-type="float" office:value="1.84272" calcext:value-type="float">
            <text:p>1.84272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linked cell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particles</text:p>
          </table:table-cell>
          <table:table-cell office:value-type="string" calcext:value-type="string">
            <text:p>numIterations</text:p>
          </table:table-cell>
          <table:table-cell office:value-type="string" calcext:value-type="string">
            <text:p>time-per-it</text:p>
          </table:table-cell>
          <table:table-cell office:value-type="string" calcext:value-type="string">
            <text:p>MFUPS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hit-rate</text:p>
          </table:table-cell>
          <table:table-cell office:value-type="string" calcext:value-type="string">
            <text:p>GFLOP/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0.0000127821" calcext:value-type="float">
            <text:p>1.28E-05</text:p>
          </table:table-cell>
          <table:table-cell office:value-type="float" office:value="2.5035" calcext:value-type="float">
            <text:p>2.5035</text:p>
          </table:table-cell>
          <table:table-cell table:style-name="ce1" office:value-type="float" office:value="82400000" calcext:value-type="float">
            <text:p>8.24E+07</text:p>
          </table:table-cell>
          <table:table-cell office:value-type="float" office:value="0.118421" calcext:value-type="float">
            <text:p>0.118421</text:p>
          </table:table-cell>
          <table:table-cell office:value-type="float" office:value="0.0644652" calcext:value-type="float">
            <text:p>0.0644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0.0000154406" calcext:value-type="float">
            <text:p>1.54E-05</text:p>
          </table:table-cell>
          <table:table-cell office:value-type="float" office:value="4.14493" calcext:value-type="float">
            <text:p>4.14493</text:p>
          </table:table-cell>
          <table:table-cell table:style-name="ce1" office:value-type="float" office:value="35120000" calcext:value-type="float">
            <text:p>3.51E+07</text:p>
          </table:table-cell>
          <table:table-cell office:value-type="float" office:value="0.152824" calcext:value-type="float">
            <text:p>0.152824</text:p>
          </table:table-cell>
          <table:table-cell office:value-type="float" office:value="0.227453" calcext:value-type="float">
            <text:p>0.227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0.0000254003" calcext:value-type="float">
            <text:p>2.54E-05</text:p>
          </table:table-cell>
          <table:table-cell office:value-type="float" office:value="5.0393" calcext:value-type="float">
            <text:p>5.0393</text:p>
          </table:table-cell>
          <table:table-cell table:style-name="ce1" office:value-type="float" office:value="141280000" calcext:value-type="float">
            <text:p>1.41E+08</text:p>
          </table:table-cell>
          <table:table-cell office:value-type="float" office:value="0.171527" calcext:value-type="float">
            <text:p>0.171527</text:p>
          </table:table-cell>
          <table:table-cell office:value-type="float" office:value="0.556213" calcext:value-type="float">
            <text:p>0.556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.0000672352" calcext:value-type="float">
            <text:p>6.72E-05</text:p>
          </table:table-cell>
          <table:table-cell office:value-type="float" office:value="3.80753" calcext:value-type="float">
            <text:p>3.80753</text:p>
          </table:table-cell>
          <table:table-cell table:style-name="ce1" office:value-type="float" office:value="58632000" calcext:value-type="float">
            <text:p>5.86E+07</text:p>
          </table:table-cell>
          <table:table-cell office:value-type="float" office:value="0.17722" calcext:value-type="float">
            <text:p>0.17722</text:p>
          </table:table-cell>
          <table:table-cell office:value-type="float" office:value="0.872043" calcext:value-type="float">
            <text:p>0.872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602" calcext:value-type="float">
            <text:p>0.000187602</text:p>
          </table:table-cell>
          <table:table-cell office:value-type="float" office:value="2.72919" calcext:value-type="float">
            <text:p>2.72919</text:p>
          </table:table-cell>
          <table:table-cell table:style-name="ce1" office:value-type="float" office:value="230424000" calcext:value-type="float">
            <text:p>2.30E+08</text:p>
          </table:table-cell>
          <table:table-cell office:value-type="float" office:value="0.182434" calcext:value-type="float">
            <text:p>0.182434</text:p>
          </table:table-cell>
          <table:table-cell office:value-type="float" office:value="1.22826" calcext:value-type="float">
            <text:p>1.2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6053" calcext:value-type="float">
            <text:p>0.000586053</text:p>
          </table:table-cell>
          <table:table-cell office:value-type="float" office:value="1.74728" calcext:value-type="float">
            <text:p>1.74728</text:p>
          </table:table-cell>
          <table:table-cell table:style-name="ce1" office:value-type="float" office:value="902264000" calcext:value-type="float">
            <text:p>9.02E+08</text:p>
          </table:table-cell>
          <table:table-cell office:value-type="float" office:value="0.186852" calcext:value-type="float">
            <text:p>0.186852</text:p>
          </table:table-cell>
          <table:table-cell office:value-type="float" office:value="1.53956" calcext:value-type="float">
            <text:p>1.53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0.00213005" calcext:value-type="float">
            <text:p>0.00213005</text:p>
          </table:table-cell>
          <table:table-cell office:value-type="float" office:value="0.961478" calcext:value-type="float">
            <text:p>0.961478</text:p>
          </table:table-cell>
          <table:table-cell table:style-name="ce1" office:value-type="float" office:value="364046000" calcext:value-type="float">
            <text:p>3.64E+08</text:p>
          </table:table-cell>
          <table:table-cell office:value-type="float" office:value="0.188695" calcext:value-type="float">
            <text:p>0.188695</text:p>
          </table:table-cell>
          <table:table-cell office:value-type="float" office:value="1.70909" calcext:value-type="float">
            <text:p>1.70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.00804568" calcext:value-type="float">
            <text:p>0.00804568</text:p>
          </table:table-cell>
          <table:table-cell office:value-type="float" office:value="0.509093" calcext:value-type="float">
            <text:p>0.509093</text:p>
          </table:table-cell>
          <table:table-cell table:style-name="ce1" office:value-type="float" office:value="145820000" calcext:value-type="float">
            <text:p>1.46E+08</text:p>
          </table:table-cell>
          <table:table-cell office:value-type="float" office:value="0.189092" calcext:value-type="float">
            <text:p>0.189092</text:p>
          </table:table-cell>
          <table:table-cell office:value-type="float" office:value="1.8124" calcext:value-type="float">
            <text:p>1.8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0.0316658" calcext:value-type="float">
            <text:p>0.0316658</text:p>
          </table:table-cell>
          <table:table-cell office:value-type="float" office:value="0.258702" calcext:value-type="float">
            <text:p>0.258702</text:p>
          </table:table-cell>
          <table:table-cell table:style-name="ce1" office:value-type="float" office:value="292662000" calcext:value-type="float">
            <text:p>2.93E+08</text:p>
          </table:table-cell>
          <table:table-cell office:value-type="float" office:value="0.191169" calcext:value-type="float">
            <text:p>0.191169</text:p>
          </table:table-cell>
          <table:table-cell office:value-type="float" office:value="1.84845" calcext:value-type="float">
            <text:p>1.84845</text:p>
          </table:table-cell>
          <table:table-cell table:number-columns-repeated="6"/>
        </table:table-row>
      </table:table>
      <table:table table:name="outdated-direct-virtual-aos-call" table:style-name="ta1">
        <table:shapes>
          <draw:frame draw:z-index="0" draw:style-name="gr1" draw:text-style-name="P1" svg:width="453.51pt" svg:height="255.09pt" svg:x="697.78pt" svg:y="0pt">
            <loext:p/>
            <draw:object draw:notify-on-update-of-ranges="'outdated-direct-virtual-aos-call'.B3:'outdated-direct-virtual-aos-call'.B14 'outdated-direct-virtual-aos-call'.C2:'outdated-direct-virtual-aos-call'.C2 'outdated-direct-virtual-aos-call'.C3:'outdated-direct-virtual-aos-call'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61.12pt" svg:y="313.68pt">
            <loext:p/>
            <draw:object draw:notify-on-update-of-ranges="'outdated-direct-virtual-aos-call'.B18:'outdated-direct-virtual-aos-call'.B81 'outdated-direct-virtual-aos-call'.C17:'outdated-direct-virtual-aos-call'.C17 'outdated-direct-virtual-aos-call'.C18:'outdated-direct-virtual-aos-call'.C81 'outdated-direct-virtual-aos-call'.B18:'outdated-direct-virtual-aos-call'.B81 'outdated-direct-virtual-aos-call'.E17:'outdated-direct-virtual-aos-call'.E17 'outdated-direct-virtual-aos-call'.E18:'outdated-direct-virtual-aos-call'.E8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74.84pt" svg:y="612.96pt">
            <loext:p/>
            <draw:object draw:notify-on-update-of-ranges="'outdated-direct-virtual-aos-call'.B18:'outdated-direct-virtual-aos-call'.B81 'outdated-direct-virtual-aos-call'.G17:'outdated-direct-virtual-aos-call'.G17 'outdated-direct-virtual-aos-call'.G18:'outdated-direct-virtual-aos-call'.G81 'outdated-direct-virtual-aos-call'.B18:'outdated-direct-virtual-aos-call'.B81 'outdated-direct-virtual-aos-call'.I17:'outdated-direct-virtual-aos-call'.I17 'outdated-direct-virtual-aos-call'.I18:'outdated-direct-virtual-aos-call'.I8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Log10(2)</text:p>
          </table:table-cell>
          <table:table-cell office:value-type="float" office:value="0.301029995663981" calcext:value-type="float">
            <text:p>0.301029995663981</text:p>
          </table:table-cell>
          <table:table-cell/>
          <table:table-cell office:value-type="string" calcext:value-type="string">
            <text:p>100 rep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.4692" calcext:value-type="float">
            <text:p>11.4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42167" calcext:value-type="float">
            <text:p>5.42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22416" calcext:value-type="float">
            <text:p>1.2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89997" calcext:value-type="float">
            <text:p>0.58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3758" calcext:value-type="float">
            <text:p>0.293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75298" calcext:value-type="float">
            <text:p>0.275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39713" calcext:value-type="float">
            <text:p>0.139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713439" calcext:value-type="float">
            <text:p>0.0713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354875" calcext:value-type="float">
            <text:p>0.0354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178759" calcext:value-type="float">
            <text:p>0.017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0887683" calcext:value-type="float">
            <text:p>0.00887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044005" calcext:value-type="float">
            <text:p>0.0044005</text:p>
          </table:table-cell>
          <table:table-cell/>
          <table:table-cell office:value-type="string" calcext:value-type="string">
            <text:p>makes sense: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his is O(N^2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 O0</text:p>
          </table:table-cell>
          <table:table-cell/>
          <table:table-cell office:value-type="string" calcext:value-type="string">
            <text:p>MFUPS O3</text:p>
          </table:table-cell>
          <table:table-cell/>
          <table:table-cell office:value-type="string" calcext:value-type="string">
            <text:p>GFLOP/sec</text:p>
          </table:table-cell>
          <table:table-cell/>
          <table:table-cell office:value-type="string" calcext:value-type="string">
            <text:p>GFLOP/sec AVX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.276" calcext:value-type="float">
            <text:p>12.276</text:p>
          </table:table-cell>
          <table:table-cell/>
          <table:table-cell office:value-type="float" office:value="27.0048" calcext:value-type="float">
            <text:p>27.0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53327" calcext:value-type="float">
            <text:p>5.53327</text:p>
          </table:table-cell>
          <table:table-cell/>
          <table:table-cell office:value-type="float" office:value="21.4997" calcext:value-type="float">
            <text:p>21.4997</text:p>
          </table:table-cell>
          <table:table-cell/>
          <table:table-cell office:value-type="float" office:value="0.279496" calcext:value-type="float">
            <text:p>0.279496</text:p>
          </table:table-cell>
          <table:table-cell/>
          <table:table-cell office:value-type="float" office:value="0.520227" calcext:value-type="float">
            <text:p>0.5202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02358" calcext:value-type="float">
            <text:p>3.02358</text:p>
          </table:table-cell>
          <table:table-cell/>
          <table:table-cell office:value-type="float" office:value="19.1124" calcext:value-type="float">
            <text:p>19.1124</text:p>
          </table:table-cell>
          <table:table-cell/>
          <table:table-cell office:value-type="float" office:value="0.496924" calcext:value-type="float">
            <text:p>0.496924</text:p>
          </table:table-cell>
          <table:table-cell/>
          <table:table-cell office:value-type="float" office:value="1.39194" calcext:value-type="float">
            <text:p>1.391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27487" calcext:value-type="float">
            <text:p>2.27487</text:p>
          </table:table-cell>
          <table:table-cell/>
          <table:table-cell office:value-type="float" office:value="27.9552" calcext:value-type="float">
            <text:p>27.9552</text:p>
          </table:table-cell>
          <table:table-cell/>
          <table:table-cell office:value-type="float" office:value="1.09025" calcext:value-type="float">
            <text:p>1.09025</text:p>
          </table:table-cell>
          <table:table-cell/>
          <table:table-cell office:value-type="float" office:value="1.58981" calcext:value-type="float">
            <text:p>1.5898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80712" calcext:value-type="float">
            <text:p>1.80712</text:p>
          </table:table-cell>
          <table:table-cell/>
          <table:table-cell office:value-type="float" office:value="25.5615" calcext:value-type="float">
            <text:p>25.5615</text:p>
          </table:table-cell>
          <table:table-cell/>
          <table:table-cell office:value-type="float" office:value="1.3292" calcext:value-type="float">
            <text:p>1.3292</text:p>
          </table:table-cell>
          <table:table-cell/>
          <table:table-cell office:value-type="float" office:value="1.98405" calcext:value-type="float">
            <text:p>1.984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43994" calcext:value-type="float">
            <text:p>1.43994</text:p>
          </table:table-cell>
          <table:table-cell/>
          <table:table-cell office:value-type="float" office:value="25.2634" calcext:value-type="float">
            <text:p>25.2634</text:p>
          </table:table-cell>
          <table:table-cell/>
          <table:table-cell office:value-type="float" office:value="1.64212" calcext:value-type="float">
            <text:p>1.64212</text:p>
          </table:table-cell>
          <table:table-cell/>
          <table:table-cell office:value-type="float" office:value="2.12055" calcext:value-type="float">
            <text:p>2.120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2519" calcext:value-type="float">
            <text:p>1.32519</text:p>
          </table:table-cell>
          <table:table-cell/>
          <table:table-cell office:value-type="float" office:value="26.964" calcext:value-type="float">
            <text:p>26.964</text:p>
          </table:table-cell>
          <table:table-cell/>
          <table:table-cell office:value-type="float" office:value="2.03385" calcext:value-type="float">
            <text:p>2.03385</text:p>
          </table:table-cell>
          <table:table-cell/>
          <table:table-cell office:value-type="float" office:value="2.15295" calcext:value-type="float">
            <text:p>2.1529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14889" calcext:value-type="float">
            <text:p>1.14889</text:p>
          </table:table-cell>
          <table:table-cell/>
          <table:table-cell office:value-type="float" office:value="24.4796" calcext:value-type="float">
            <text:p>24.4796</text:p>
          </table:table-cell>
          <table:table-cell/>
          <table:table-cell office:value-type="float" office:value="2.17257" calcext:value-type="float">
            <text:p>2.17257</text:p>
          </table:table-cell>
          <table:table-cell/>
          <table:table-cell office:value-type="float" office:value="2.22983" calcext:value-type="float">
            <text:p>2.229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0321" calcext:value-type="float">
            <text:p>1.0321</text:p>
          </table:table-cell>
          <table:table-cell/>
          <table:table-cell office:value-type="float" office:value="21.8637" calcext:value-type="float">
            <text:p>21.8637</text:p>
          </table:table-cell>
          <table:table-cell/>
          <table:table-cell office:value-type="float" office:value="2.2301" calcext:value-type="float">
            <text:p>2.2301</text:p>
          </table:table-cell>
          <table:table-cell/>
          <table:table-cell office:value-type="float" office:value="2.27512" calcext:value-type="float">
            <text:p>2.275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10536" calcext:value-type="float">
            <text:p>0.910536</text:p>
          </table:table-cell>
          <table:table-cell/>
          <table:table-cell office:value-type="float" office:value="19.7644" calcext:value-type="float">
            <text:p>19.7644</text:p>
          </table:table-cell>
          <table:table-cell/>
          <table:table-cell office:value-type="float" office:value="2.27686" calcext:value-type="float">
            <text:p>2.27686</text:p>
          </table:table-cell>
          <table:table-cell/>
          <table:table-cell office:value-type="float" office:value="2.29361" calcext:value-type="float">
            <text:p>2.2936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18153" calcext:value-type="float">
            <text:p>0.818153</text:p>
          </table:table-cell>
          <table:table-cell/>
          <table:table-cell office:value-type="float" office:value="17.7544" calcext:value-type="float">
            <text:p>17.7544</text:p>
          </table:table-cell>
          <table:table-cell/>
          <table:table-cell office:value-type="float" office:value="2.24996" calcext:value-type="float">
            <text:p>2.24996</text:p>
          </table:table-cell>
          <table:table-cell/>
          <table:table-cell office:value-type="float" office:value="2.31973" calcext:value-type="float">
            <text:p>2.319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90192" calcext:value-type="float">
            <text:p>0.790192</text:p>
          </table:table-cell>
          <table:table-cell/>
          <table:table-cell office:value-type="float" office:value="17.2846" calcext:value-type="float">
            <text:p>17.2846</text:p>
          </table:table-cell>
          <table:table-cell/>
          <table:table-cell office:value-type="float" office:value="2.31614" calcext:value-type="float">
            <text:p>2.31614</text:p>
          </table:table-cell>
          <table:table-cell/>
          <table:table-cell office:value-type="float" office:value="2.36544" calcext:value-type="float">
            <text:p>2.365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742497" calcext:value-type="float">
            <text:p>0.742497</text:p>
          </table:table-cell>
          <table:table-cell/>
          <table:table-cell office:value-type="float" office:value="16.3703" calcext:value-type="float">
            <text:p>16.3703</text:p>
          </table:table-cell>
          <table:table-cell/>
          <table:table-cell office:value-type="float" office:value="2.3271" calcext:value-type="float">
            <text:p>2.3271</text:p>
          </table:table-cell>
          <table:table-cell/>
          <table:table-cell office:value-type="float" office:value="2.35459" calcext:value-type="float">
            <text:p>2.3545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658925" calcext:value-type="float">
            <text:p>0.658925</text:p>
          </table:table-cell>
          <table:table-cell/>
          <table:table-cell office:value-type="float" office:value="15.1831" calcext:value-type="float">
            <text:p>15.1831</text:p>
          </table:table-cell>
          <table:table-cell/>
          <table:table-cell office:value-type="float" office:value="2.37074" calcext:value-type="float">
            <text:p>2.37074</text:p>
          </table:table-cell>
          <table:table-cell/>
          <table:table-cell office:value-type="float" office:value="2.41736" calcext:value-type="float">
            <text:p>2.4173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59566" calcext:value-type="float">
            <text:p>0.59566</text:p>
          </table:table-cell>
          <table:table-cell/>
          <table:table-cell office:value-type="float" office:value="14.0187" calcext:value-type="float">
            <text:p>14.0187</text:p>
          </table:table-cell>
          <table:table-cell/>
          <table:table-cell office:value-type="float" office:value="2.38317" calcext:value-type="float">
            <text:p>2.38317</text:p>
          </table:table-cell>
          <table:table-cell/>
          <table:table-cell office:value-type="float" office:value="2.40081" calcext:value-type="float">
            <text:p>2.400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561851" calcext:value-type="float">
            <text:p>0.561851</text:p>
          </table:table-cell>
          <table:table-cell/>
          <table:table-cell office:value-type="float" office:value="13.0982" calcext:value-type="float">
            <text:p>13.0982</text:p>
          </table:table-cell>
          <table:table-cell/>
          <table:table-cell office:value-type="float" office:value="2.39206" calcext:value-type="float">
            <text:p>2.39206</text:p>
          </table:table-cell>
          <table:table-cell/>
          <table:table-cell office:value-type="float" office:value="2.40289" calcext:value-type="float">
            <text:p>2.4028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534459" calcext:value-type="float">
            <text:p>0.534459</text:p>
          </table:table-cell>
          <table:table-cell/>
          <table:table-cell office:value-type="float" office:value="12.3501" calcext:value-type="float">
            <text:p>12.3501</text:p>
          </table:table-cell>
          <table:table-cell/>
          <table:table-cell office:value-type="float" office:value="2.38575" calcext:value-type="float">
            <text:p>2.38575</text:p>
          </table:table-cell>
          <table:table-cell/>
          <table:table-cell office:value-type="float" office:value="2.41144" calcext:value-type="float">
            <text:p>2.41144</text:p>
          </table:table-cell>
        </table:table-row>
        <table:table-row table:style-name="ro1">
          <table:table-cell table:formula="of:=[.E35]/[.C35]" office:value-type="float" office:value="23.121732223096" calcext:value-type="float">
            <text:p>23.121732223096</text:p>
          </table:table-cell>
          <table:table-cell office:value-type="float" office:value="18" calcext:value-type="float">
            <text:p>18</text:p>
          </table:table-cell>
          <table:table-cell office:value-type="float" office:value="0.506078" calcext:value-type="float">
            <text:p>0.506078</text:p>
          </table:table-cell>
          <table:table-cell/>
          <table:table-cell office:value-type="float" office:value="11.7014" calcext:value-type="float">
            <text:p>11.7014</text:p>
          </table:table-cell>
          <table:table-cell/>
          <table:table-cell office:value-type="float" office:value="2.4105" calcext:value-type="float">
            <text:p>2.4105</text:p>
          </table:table-cell>
          <table:table-cell/>
          <table:table-cell office:value-type="float" office:value="2.38642" calcext:value-type="float">
            <text:p>2.38642</text:p>
          </table:table-cell>
        </table:table-row>
        <table:table-row table:style-name="ro1">
          <table:table-cell table:formula="of:=[.E36]/[.C36]" office:value-type="float" office:value="22.5293753738077" calcext:value-type="float">
            <text:p>22.5293753738077</text:p>
          </table:table-cell>
          <table:table-cell office:value-type="float" office:value="19" calcext:value-type="float">
            <text:p>19</text:p>
          </table:table-cell>
          <table:table-cell office:value-type="float" office:value="0.486547" calcext:value-type="float">
            <text:p>0.486547</text:p>
          </table:table-cell>
          <table:table-cell/>
          <table:table-cell office:value-type="float" office:value="10.9616" calcext:value-type="float">
            <text:p>10.9616</text:p>
          </table:table-cell>
          <table:table-cell/>
          <table:table-cell office:value-type="float" office:value="2.40924" calcext:value-type="float">
            <text:p>2.40924</text:p>
          </table:table-cell>
          <table:table-cell/>
          <table:table-cell office:value-type="float" office:value="2.39626" calcext:value-type="float">
            <text:p>2.39626</text:p>
          </table:table-cell>
        </table:table-row>
        <table:table-row table:style-name="ro1">
          <table:table-cell table:formula="of:=[.E37]/[.C37]" office:value-type="float" office:value="23.0449637159182" calcext:value-type="float">
            <text:p>23.0449637159182</text:p>
          </table:table-cell>
          <table:table-cell office:value-type="float" office:value="20" calcext:value-type="float">
            <text:p>20</text:p>
          </table:table-cell>
          <table:table-cell office:value-type="float" office:value="0.448406" calcext:value-type="float">
            <text:p>0.448406</text:p>
          </table:table-cell>
          <table:table-cell/>
          <table:table-cell office:value-type="float" office:value="10.3335" calcext:value-type="float">
            <text:p>10.3335</text:p>
          </table:table-cell>
          <table:table-cell/>
          <table:table-cell office:value-type="float" office:value="2.38497" calcext:value-type="float">
            <text:p>2.38497</text:p>
          </table:table-cell>
          <table:table-cell/>
          <table:table-cell office:value-type="float" office:value="2.44826" calcext:value-type="float">
            <text:p>2.44826</text:p>
          </table:table-cell>
        </table:table-row>
        <table:table-row table:style-name="ro1">
          <table:table-cell table:formula="of:=[.E38]/[.C38]" office:value-type="float" office:value="23.3370462065512" calcext:value-type="float">
            <text:p>23.3370462065512</text:p>
          </table:table-cell>
          <table:table-cell office:value-type="float" office:value="21" calcext:value-type="float">
            <text:p>21</text:p>
          </table:table-cell>
          <table:table-cell office:value-type="float" office:value="0.427342" calcext:value-type="float">
            <text:p>0.427342</text:p>
          </table:table-cell>
          <table:table-cell/>
          <table:table-cell office:value-type="float" office:value="9.9729" calcext:value-type="float">
            <text:p>9.9729</text:p>
          </table:table-cell>
          <table:table-cell/>
          <table:table-cell office:value-type="float" office:value="2.43054" calcext:value-type="float">
            <text:p>2.43054</text:p>
          </table:table-cell>
          <table:table-cell/>
          <table:table-cell office:value-type="float" office:value="2.4634" calcext:value-type="float">
            <text:p>2.4634</text:p>
          </table:table-cell>
        </table:table-row>
        <table:table-row table:style-name="ro1">
          <table:table-cell table:formula="of:=[.E39]/[.C39]" office:value-type="float" office:value="19.1942658085616" calcext:value-type="float">
            <text:p>19.1942658085616</text:p>
          </table:table-cell>
          <table:table-cell office:value-type="float" office:value="22" calcext:value-type="float">
            <text:p>22</text:p>
          </table:table-cell>
          <table:table-cell office:value-type="float" office:value="0.408497" calcext:value-type="float">
            <text:p>0.408497</text:p>
          </table:table-cell>
          <table:table-cell/>
          <table:table-cell office:value-type="float" office:value="7.8408" calcext:value-type="float">
            <text:p>7.8408</text:p>
          </table:table-cell>
          <table:table-cell/>
          <table:table-cell office:value-type="float" office:value="2.00582" calcext:value-type="float">
            <text:p>2.00582</text:p>
          </table:table-cell>
          <table:table-cell/>
          <table:table-cell office:value-type="float" office:value="2.47154" calcext:value-type="float">
            <text:p>2.47154</text:p>
          </table:table-cell>
        </table:table-row>
        <table:table-row table:style-name="ro1">
          <table:table-cell table:formula="of:=[.E40]/[.C40]" office:value-type="float" office:value="22.9804033533612" calcext:value-type="float">
            <text:p>22.9804033533612</text:p>
          </table:table-cell>
          <table:table-cell office:value-type="float" office:value="23" calcext:value-type="float">
            <text:p>23</text:p>
          </table:table-cell>
          <table:table-cell office:value-type="float" office:value="0.395782" calcext:value-type="float">
            <text:p>0.395782</text:p>
          </table:table-cell>
          <table:table-cell/>
          <table:table-cell office:value-type="float" office:value="9.09523" calcext:value-type="float">
            <text:p>9.09523</text:p>
          </table:table-cell>
          <table:table-cell/>
          <table:table-cell office:value-type="float" office:value="2.4304" calcext:value-type="float">
            <text:p>2.4304</text:p>
          </table:table-cell>
          <table:table-cell/>
          <table:table-cell office:value-type="float" office:value="2.44671" calcext:value-type="float">
            <text:p>2.44671</text:p>
          </table:table-cell>
        </table:table-row>
        <table:table-row table:style-name="ro1">
          <table:table-cell table:formula="of:=[.E41]/[.C41]" office:value-type="float" office:value="22.7970796939694" calcext:value-type="float">
            <text:p>22.7970796939694</text:p>
          </table:table-cell>
          <table:table-cell office:value-type="float" office:value="24" calcext:value-type="float">
            <text:p>24</text:p>
          </table:table-cell>
          <table:table-cell office:value-type="float" office:value="0.385713" calcext:value-type="float">
            <text:p>0.385713</text:p>
          </table:table-cell>
          <table:table-cell/>
          <table:table-cell office:value-type="float" office:value="8.79313" calcext:value-type="float">
            <text:p>8.79313</text:p>
          </table:table-cell>
          <table:table-cell/>
          <table:table-cell office:value-type="float" office:value="2.41811" calcext:value-type="float">
            <text:p>2.41811</text:p>
          </table:table-cell>
          <table:table-cell/>
          <table:table-cell office:value-type="float" office:value="2.48536" calcext:value-type="float">
            <text:p>2.48536</text:p>
          </table:table-cell>
        </table:table-row>
        <table:table-row table:style-name="ro1">
          <table:table-cell table:formula="of:=[.E42]/[.C42]" office:value-type="float" office:value="23.0529170134507" calcext:value-type="float">
            <text:p>23.0529170134507</text:p>
          </table:table-cell>
          <table:table-cell office:value-type="float" office:value="25" calcext:value-type="float">
            <text:p>25</text:p>
          </table:table-cell>
          <table:table-cell office:value-type="float" office:value="0.37247" calcext:value-type="float">
            <text:p>0.37247</text:p>
          </table:table-cell>
          <table:table-cell/>
          <table:table-cell office:value-type="float" office:value="8.58652" calcext:value-type="float">
            <text:p>8.58652</text:p>
          </table:table-cell>
          <table:table-cell/>
          <table:table-cell office:value-type="float" office:value="2.45643" calcext:value-type="float">
            <text:p>2.45643</text:p>
          </table:table-cell>
          <table:table-cell/>
          <table:table-cell office:value-type="float" office:value="2.42238" calcext:value-type="float">
            <text:p>2.42238</text:p>
          </table:table-cell>
        </table:table-row>
        <table:table-row table:style-name="ro1">
          <table:table-cell table:formula="of:=[.E43]/[.C43]" office:value-type="float" office:value="23.146900671931" calcext:value-type="float">
            <text:p>23.146900671931</text:p>
          </table:table-cell>
          <table:table-cell office:value-type="float" office:value="26" calcext:value-type="float">
            <text:p>26</text:p>
          </table:table-cell>
          <table:table-cell office:value-type="float" office:value="0.351673" calcext:value-type="float">
            <text:p>0.351673</text:p>
          </table:table-cell>
          <table:table-cell/>
          <table:table-cell office:value-type="float" office:value="8.14014" calcext:value-type="float">
            <text:p>8.14014</text:p>
          </table:table-cell>
          <table:table-cell/>
          <table:table-cell office:value-type="float" office:value="2.44267" calcext:value-type="float">
            <text:p>2.44267</text:p>
          </table:table-cell>
          <table:table-cell/>
          <table:table-cell office:value-type="float" office:value="2.45353" calcext:value-type="float">
            <text:p>2.45353</text:p>
          </table:table-cell>
        </table:table-row>
        <table:table-row table:style-name="ro1">
          <table:table-cell table:formula="of:=[.E44]/[.C44]" office:value-type="float" office:value="22.9460793742386" calcext:value-type="float">
            <text:p>22.9460793742386</text:p>
          </table:table-cell>
          <table:table-cell office:value-type="float" office:value="27" calcext:value-type="float">
            <text:p>27</text:p>
          </table:table-cell>
          <table:table-cell office:value-type="float" office:value="0.343134" calcext:value-type="float">
            <text:p>0.343134</text:p>
          </table:table-cell>
          <table:table-cell/>
          <table:table-cell office:value-type="float" office:value="7.87358" calcext:value-type="float">
            <text:p>7.87358</text:p>
          </table:table-cell>
          <table:table-cell/>
          <table:table-cell office:value-type="float" office:value="2.46705" calcext:value-type="float">
            <text:p>2.46705</text:p>
          </table:table-cell>
          <table:table-cell/>
          <table:table-cell office:value-type="float" office:value="2.43408" calcext:value-type="float">
            <text:p>2.43408</text:p>
          </table:table-cell>
        </table:table-row>
        <table:table-row table:style-name="ro1">
          <table:table-cell table:formula="of:=[.E45]/[.C45]" office:value-type="float" office:value="23.1727652684806" calcext:value-type="float">
            <text:p>23.1727652684806</text:p>
          </table:table-cell>
          <table:table-cell office:value-type="float" office:value="28" calcext:value-type="float">
            <text:p>28</text:p>
          </table:table-cell>
          <table:table-cell office:value-type="float" office:value="0.326113" calcext:value-type="float">
            <text:p>0.326113</text:p>
          </table:table-cell>
          <table:table-cell/>
          <table:table-cell office:value-type="float" office:value="7.55694" calcext:value-type="float">
            <text:p>7.55694</text:p>
          </table:table-cell>
          <table:table-cell/>
          <table:table-cell office:value-type="float" office:value="2.47274" calcext:value-type="float">
            <text:p>2.47274</text:p>
          </table:table-cell>
          <table:table-cell/>
          <table:table-cell office:value-type="float" office:value="2.45644" calcext:value-type="float">
            <text:p>2.45644</text:p>
          </table:table-cell>
        </table:table-row>
        <table:table-row table:style-name="ro1">
          <table:table-cell table:formula="of:=[.E46]/[.C46]" office:value-type="float" office:value="23.1132288027215" calcext:value-type="float">
            <text:p>23.1132288027215</text:p>
          </table:table-cell>
          <table:table-cell office:value-type="float" office:value="29" calcext:value-type="float">
            <text:p>29</text:p>
          </table:table-cell>
          <table:table-cell office:value-type="float" office:value="0.315123" calcext:value-type="float">
            <text:p>0.315123</text:p>
          </table:table-cell>
          <table:table-cell/>
          <table:table-cell office:value-type="float" office:value="7.28351" calcext:value-type="float">
            <text:p>7.28351</text:p>
          </table:table-cell>
          <table:table-cell/>
          <table:table-cell office:value-type="float" office:value="2.46133" calcext:value-type="float">
            <text:p>2.46133</text:p>
          </table:table-cell>
          <table:table-cell/>
          <table:table-cell office:value-type="float" office:value="2.46223" calcext:value-type="float">
            <text:p>2.46223</text:p>
          </table:table-cell>
        </table:table-row>
        <table:table-row table:style-name="ro1">
          <table:table-cell table:formula="of:=[.E47]/[.C47]" office:value-type="float" office:value="23.029322075202" calcext:value-type="float">
            <text:p>23.029322075202</text:p>
          </table:table-cell>
          <table:table-cell office:value-type="float" office:value="30" calcext:value-type="float">
            <text:p>30</text:p>
          </table:table-cell>
          <table:table-cell office:value-type="float" office:value="0.303662" calcext:value-type="float">
            <text:p>0.303662</text:p>
          </table:table-cell>
          <table:table-cell/>
          <table:table-cell office:value-type="float" office:value="6.99313" calcext:value-type="float">
            <text:p>6.99313</text:p>
          </table:table-cell>
          <table:table-cell/>
          <table:table-cell office:value-type="float" office:value="2.45599" calcext:value-type="float">
            <text:p>2.45599</text:p>
          </table:table-cell>
          <table:table-cell/>
          <table:table-cell office:value-type="float" office:value="2.48356" calcext:value-type="float">
            <text:p>2.4835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297316" calcext:value-type="float">
            <text:p>0.297316</text:p>
          </table:table-cell>
          <table:table-cell/>
          <table:table-cell office:value-type="float" office:value="6.78875" calcext:value-type="float">
            <text:p>6.78875</text:p>
          </table:table-cell>
          <table:table-cell/>
          <table:table-cell office:value-type="float" office:value="2.46629" calcext:value-type="float">
            <text:p>2.46629</text:p>
          </table:table-cell>
          <table:table-cell/>
          <table:table-cell office:value-type="float" office:value="2.49146" calcext:value-type="float">
            <text:p>2.4914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844" calcext:value-type="float">
            <text:p>0.2844</text:p>
          </table:table-cell>
          <table:table-cell/>
          <table:table-cell office:value-type="float" office:value="6.58218" calcext:value-type="float">
            <text:p>6.58218</text:p>
          </table:table-cell>
          <table:table-cell/>
          <table:table-cell office:value-type="float" office:value="2.48231" calcext:value-type="float">
            <text:p>2.48231</text:p>
          </table:table-cell>
          <table:table-cell/>
          <table:table-cell office:value-type="float" office:value="2.46708" calcext:value-type="float">
            <text:p>2.4670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275012" calcext:value-type="float">
            <text:p>0.275012</text:p>
          </table:table-cell>
          <table:table-cell/>
          <table:table-cell office:value-type="float" office:value="6.30654" calcext:value-type="float">
            <text:p>6.30654</text:p>
          </table:table-cell>
          <table:table-cell/>
          <table:table-cell office:value-type="float" office:value="2.46184" calcext:value-type="float">
            <text:p>2.46184</text:p>
          </table:table-cell>
          <table:table-cell/>
          <table:table-cell office:value-type="float" office:value="2.4953" calcext:value-type="float">
            <text:p>2.495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67238" calcext:value-type="float">
            <text:p>0.267238</text:p>
          </table:table-cell>
          <table:table-cell/>
          <table:table-cell office:value-type="float" office:value="6.16721" calcext:value-type="float">
            <text:p>6.16721</text:p>
          </table:table-cell>
          <table:table-cell/>
          <table:table-cell office:value-type="float" office:value="2.47269" calcext:value-type="float">
            <text:p>2.47269</text:p>
          </table:table-cell>
          <table:table-cell/>
          <table:table-cell office:value-type="float" office:value="2.4907" calcext:value-type="float">
            <text:p>2.490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61976" calcext:value-type="float">
            <text:p>0.261976</text:p>
          </table:table-cell>
          <table:table-cell/>
          <table:table-cell office:value-type="float" office:value="6.03603" calcext:value-type="float">
            <text:p>6.03603</text:p>
          </table:table-cell>
          <table:table-cell/>
          <table:table-cell office:value-type="float" office:value="2.48477" calcext:value-type="float">
            <text:p>2.48477</text:p>
          </table:table-cell>
          <table:table-cell/>
          <table:table-cell office:value-type="float" office:value="2.49268" calcext:value-type="float">
            <text:p>2.4926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25436" calcext:value-type="float">
            <text:p>0.25436</text:p>
          </table:table-cell>
          <table:table-cell/>
          <table:table-cell office:value-type="float" office:value="5.87605" calcext:value-type="float">
            <text:p>5.87605</text:p>
          </table:table-cell>
          <table:table-cell/>
          <table:table-cell office:value-type="float" office:value="2.49144" calcext:value-type="float">
            <text:p>2.49144</text:p>
          </table:table-cell>
          <table:table-cell/>
          <table:table-cell office:value-type="float" office:value="2.49976" calcext:value-type="float">
            <text:p>2.4997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24758" calcext:value-type="float">
            <text:p>0.24758</text:p>
          </table:table-cell>
          <table:table-cell/>
          <table:table-cell office:value-type="float" office:value="5.64825" calcext:value-type="float">
            <text:p>5.64825</text:p>
          </table:table-cell>
          <table:table-cell/>
          <table:table-cell office:value-type="float" office:value="2.45653" calcext:value-type="float">
            <text:p>2.45653</text:p>
          </table:table-cell>
          <table:table-cell/>
          <table:table-cell office:value-type="float" office:value="2.50329" calcext:value-type="float">
            <text:p>2.5032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42438" calcext:value-type="float">
            <text:p>0.242438</text:p>
          </table:table-cell>
          <table:table-cell/>
          <table:table-cell office:value-type="float" office:value="5.53685" calcext:value-type="float">
            <text:p>5.53685</text:p>
          </table:table-cell>
          <table:table-cell/>
          <table:table-cell office:value-type="float" office:value="2.48226" calcext:value-type="float">
            <text:p>2.48226</text:p>
          </table:table-cell>
          <table:table-cell/>
          <table:table-cell office:value-type="float" office:value="2.51822" calcext:value-type="float">
            <text:p>2.5182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236172" calcext:value-type="float">
            <text:p>0.236172</text:p>
          </table:table-cell>
          <table:table-cell/>
          <table:table-cell office:value-type="float" office:value="5.3585" calcext:value-type="float">
            <text:p>5.3585</text:p>
          </table:table-cell>
          <table:table-cell/>
          <table:table-cell office:value-type="float" office:value="2.47645" calcext:value-type="float">
            <text:p>2.47645</text:p>
          </table:table-cell>
          <table:table-cell/>
          <table:table-cell office:value-type="float" office:value="2.51485" calcext:value-type="float">
            <text:p>2.5148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28449" calcext:value-type="float">
            <text:p>0.228449</text:p>
          </table:table-cell>
          <table:table-cell/>
          <table:table-cell office:value-type="float" office:value="5.22091" calcext:value-type="float">
            <text:p>5.22091</text:p>
          </table:table-cell>
          <table:table-cell/>
          <table:table-cell office:value-type="float" office:value="2.48254" calcext:value-type="float">
            <text:p>2.48254</text:p>
          </table:table-cell>
          <table:table-cell/>
          <table:table-cell office:value-type="float" office:value="2.52554" calcext:value-type="float">
            <text:p>2.5255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223163" calcext:value-type="float">
            <text:p>0.223163</text:p>
          </table:table-cell>
          <table:table-cell/>
          <table:table-cell office:value-type="float" office:value="5.03805" calcext:value-type="float">
            <text:p>5.03805</text:p>
          </table:table-cell>
          <table:table-cell/>
          <table:table-cell office:value-type="float" office:value="2.46496" calcext:value-type="float">
            <text:p>2.46496</text:p>
          </table:table-cell>
          <table:table-cell/>
          <table:table-cell office:value-type="float" office:value="2.4933" calcext:value-type="float">
            <text:p>2.493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17919" calcext:value-type="float">
            <text:p>0.217919</text:p>
          </table:table-cell>
          <table:table-cell/>
          <table:table-cell office:value-type="float" office:value="4.97182" calcext:value-type="float">
            <text:p>4.97182</text:p>
          </table:table-cell>
          <table:table-cell/>
          <table:table-cell office:value-type="float" office:value="2.4923" calcext:value-type="float">
            <text:p>2.4923</text:p>
          </table:table-cell>
          <table:table-cell/>
          <table:table-cell office:value-type="float" office:value="2.52141" calcext:value-type="float">
            <text:p>2.521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21318" calcext:value-type="float">
            <text:p>0.21318</text:p>
          </table:table-cell>
          <table:table-cell/>
          <table:table-cell office:value-type="float" office:value="4.8353" calcext:value-type="float">
            <text:p>4.8353</text:p>
          </table:table-cell>
          <table:table-cell/>
          <table:table-cell office:value-type="float" office:value="2.48017" calcext:value-type="float">
            <text:p>2.48017</text:p>
          </table:table-cell>
          <table:table-cell/>
          <table:table-cell office:value-type="float" office:value="2.52294" calcext:value-type="float">
            <text:p>2.5229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20709" calcext:value-type="float">
            <text:p>0.20709</text:p>
          </table:table-cell>
          <table:table-cell/>
          <table:table-cell office:value-type="float" office:value="4.71329" calcext:value-type="float">
            <text:p>4.71329</text:p>
          </table:table-cell>
          <table:table-cell/>
          <table:table-cell office:value-type="float" office:value="2.48047" calcext:value-type="float">
            <text:p>2.48047</text:p>
          </table:table-cell>
          <table:table-cell/>
          <table:table-cell office:value-type="float" office:value="2.51831" calcext:value-type="float">
            <text:p>2.5183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99271" calcext:value-type="float">
            <text:p>0.199271</text:p>
          </table:table-cell>
          <table:table-cell/>
          <table:table-cell office:value-type="float" office:value="4.5729" calcext:value-type="float">
            <text:p>4.5729</text:p>
          </table:table-cell>
          <table:table-cell/>
          <table:table-cell office:value-type="float" office:value="2.46754" calcext:value-type="float">
            <text:p>2.46754</text:p>
          </table:table-cell>
          <table:table-cell/>
          <table:table-cell office:value-type="float" office:value="2.52871" calcext:value-type="float">
            <text:p>2.5287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97522" calcext:value-type="float">
            <text:p>0.197522</text:p>
          </table:table-cell>
          <table:table-cell/>
          <table:table-cell office:value-type="float" office:value="4.48578" calcext:value-type="float">
            <text:p>4.48578</text:p>
          </table:table-cell>
          <table:table-cell/>
          <table:table-cell office:value-type="float" office:value="2.482" calcext:value-type="float">
            <text:p>2.482</text:p>
          </table:table-cell>
          <table:table-cell/>
          <table:table-cell office:value-type="float" office:value="2.52085" calcext:value-type="float">
            <text:p>2.5208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93424" calcext:value-type="float">
            <text:p>0.193424</text:p>
          </table:table-cell>
          <table:table-cell/>
          <table:table-cell office:value-type="float" office:value="4.39442" calcext:value-type="float">
            <text:p>4.39442</text:p>
          </table:table-cell>
          <table:table-cell/>
          <table:table-cell office:value-type="float" office:value="2.48481" calcext:value-type="float">
            <text:p>2.48481</text:p>
          </table:table-cell>
          <table:table-cell/>
          <table:table-cell office:value-type="float" office:value="2.51584" calcext:value-type="float">
            <text:p>2.5158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89711" calcext:value-type="float">
            <text:p>0.189711</text:p>
          </table:table-cell>
          <table:table-cell/>
          <table:table-cell office:value-type="float" office:value="4.32954" calcext:value-type="float">
            <text:p>4.32954</text:p>
          </table:table-cell>
          <table:table-cell/>
          <table:table-cell office:value-type="float" office:value="2.50572" calcext:value-type="float">
            <text:p>2.50572</text:p>
          </table:table-cell>
          <table:table-cell/>
          <table:table-cell office:value-type="float" office:value="2.52811" calcext:value-type="float">
            <text:p>2.5281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85199" calcext:value-type="float">
            <text:p>0.185199</text:p>
          </table:table-cell>
          <table:table-cell/>
          <table:table-cell office:value-type="float" office:value="4.20551" calcext:value-type="float">
            <text:p>4.20551</text:p>
          </table:table-cell>
          <table:table-cell/>
          <table:table-cell office:value-type="float" office:value="2.49138" calcext:value-type="float">
            <text:p>2.49138</text:p>
          </table:table-cell>
          <table:table-cell/>
          <table:table-cell office:value-type="float" office:value="2.50076" calcext:value-type="float">
            <text:p>2.5007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81327" calcext:value-type="float">
            <text:p>0.181327</text:p>
          </table:table-cell>
          <table:table-cell/>
          <table:table-cell office:value-type="float" office:value="4.01591" calcext:value-type="float">
            <text:p>4.01591</text:p>
          </table:table-cell>
          <table:table-cell/>
          <table:table-cell office:value-type="float" office:value="2.42946" calcext:value-type="float">
            <text:p>2.42946</text:p>
          </table:table-cell>
          <table:table-cell/>
          <table:table-cell office:value-type="float" office:value="2.50572" calcext:value-type="float">
            <text:p>2.5057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76802" calcext:value-type="float">
            <text:p>0.176802</text:p>
          </table:table-cell>
          <table:table-cell/>
          <table:table-cell office:value-type="float" office:value="3.98504" calcext:value-type="float">
            <text:p>3.98504</text:p>
          </table:table-cell>
          <table:table-cell/>
          <table:table-cell office:value-type="float" office:value="2.46369" calcext:value-type="float">
            <text:p>2.46369</text:p>
          </table:table-cell>
          <table:table-cell/>
          <table:table-cell office:value-type="float" office:value="2.51198" calcext:value-type="float">
            <text:p>2.5119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174952" calcext:value-type="float">
            <text:p>0.174952</text:p>
          </table:table-cell>
          <table:table-cell/>
          <table:table-cell office:value-type="float" office:value="3.91459" calcext:value-type="float">
            <text:p>3.91459</text:p>
          </table:table-cell>
          <table:table-cell/>
          <table:table-cell office:value-type="float" office:value="2.46664" calcext:value-type="float">
            <text:p>2.46664</text:p>
          </table:table-cell>
          <table:table-cell/>
          <table:table-cell office:value-type="float" office:value="2.50517" calcext:value-type="float">
            <text:p>2.5051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69278" calcext:value-type="float">
            <text:p>0.169278</text:p>
          </table:table-cell>
          <table:table-cell/>
          <table:table-cell office:value-type="float" office:value="3.77802" calcext:value-type="float">
            <text:p>3.77802</text:p>
          </table:table-cell>
          <table:table-cell/>
          <table:table-cell office:value-type="float" office:value="2.42948" calcext:value-type="float">
            <text:p>2.42948</text:p>
          </table:table-cell>
          <table:table-cell/>
          <table:table-cell office:value-type="float" office:value="2.51448" calcext:value-type="float">
            <text:p>2.5144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67128" calcext:value-type="float">
            <text:p>0.167128</text:p>
          </table:table-cell>
          <table:table-cell/>
          <table:table-cell office:value-type="float" office:value="3.78803" calcext:value-type="float">
            <text:p>3.78803</text:p>
          </table:table-cell>
          <table:table-cell/>
          <table:table-cell office:value-type="float" office:value="2.47737" calcext:value-type="float">
            <text:p>2.47737</text:p>
          </table:table-cell>
          <table:table-cell/>
          <table:table-cell office:value-type="float" office:value="2.50408" calcext:value-type="float">
            <text:p>2.5040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6439" calcext:value-type="float">
            <text:p>0.16439</text:p>
          </table:table-cell>
          <table:table-cell/>
          <table:table-cell office:value-type="float" office:value="3.55932" calcext:value-type="float">
            <text:p>3.55932</text:p>
          </table:table-cell>
          <table:table-cell/>
          <table:table-cell office:value-type="float" office:value="2.374" calcext:value-type="float">
            <text:p>2.374</text:p>
          </table:table-cell>
          <table:table-cell/>
          <table:table-cell office:value-type="float" office:value="2.51459" calcext:value-type="float">
            <text:p>2.5145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161704" calcext:value-type="float">
            <text:p>0.161704</text:p>
          </table:table-cell>
          <table:table-cell/>
          <table:table-cell office:value-type="float" office:value="3.59924" calcext:value-type="float">
            <text:p>3.59924</text:p>
          </table:table-cell>
          <table:table-cell/>
          <table:table-cell office:value-type="float" office:value="2.43925" calcext:value-type="float">
            <text:p>2.43925</text:p>
          </table:table-cell>
          <table:table-cell/>
          <table:table-cell office:value-type="float" office:value="2.51432" calcext:value-type="float">
            <text:p>2.5143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58629" calcext:value-type="float">
            <text:p>0.158629</text:p>
          </table:table-cell>
          <table:table-cell/>
          <table:table-cell office:value-type="float" office:value="3.57206" calcext:value-type="float">
            <text:p>3.57206</text:p>
          </table:table-cell>
          <table:table-cell/>
          <table:table-cell office:value-type="float" office:value="2.4651" calcext:value-type="float">
            <text:p>2.4651</text:p>
          </table:table-cell>
          <table:table-cell/>
          <table:table-cell office:value-type="float" office:value="2.51317" calcext:value-type="float">
            <text:p>2.5131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56423" calcext:value-type="float">
            <text:p>0.156423</text:p>
          </table:table-cell>
          <table:table-cell/>
          <table:table-cell office:value-type="float" office:value="3.4227" calcext:value-type="float">
            <text:p>3.4227</text:p>
          </table:table-cell>
          <table:table-cell/>
          <table:table-cell office:value-type="float" office:value="2.40663" calcext:value-type="float">
            <text:p>2.40663</text:p>
          </table:table-cell>
          <table:table-cell/>
          <table:table-cell office:value-type="float" office:value="2.525" calcext:value-type="float">
            <text:p>2.52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53292" calcext:value-type="float">
            <text:p>0.153292</text:p>
          </table:table-cell>
          <table:table-cell/>
          <table:table-cell office:value-type="float" office:value="3.35423" calcext:value-type="float">
            <text:p>3.35423</text:p>
          </table:table-cell>
          <table:table-cell/>
          <table:table-cell office:value-type="float" office:value="2.39606" calcext:value-type="float">
            <text:p>2.39606</text:p>
          </table:table-cell>
          <table:table-cell/>
          <table:table-cell office:value-type="float" office:value="2.51914" calcext:value-type="float">
            <text:p>2.5191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51598" calcext:value-type="float">
            <text:p>0.151598</text:p>
          </table:table-cell>
          <table:table-cell/>
          <table:table-cell office:value-type="float" office:value="3.33745" calcext:value-type="float">
            <text:p>3.33745</text:p>
          </table:table-cell>
          <table:table-cell/>
          <table:table-cell office:value-type="float" office:value="2.41965" calcext:value-type="float">
            <text:p>2.41965</text:p>
          </table:table-cell>
          <table:table-cell/>
          <table:table-cell office:value-type="float" office:value="2.51963" calcext:value-type="float">
            <text:p>2.5196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147687" calcext:value-type="float">
            <text:p>0.147687</text:p>
          </table:table-cell>
          <table:table-cell/>
          <table:table-cell office:value-type="float" office:value="3.32721" calcext:value-type="float">
            <text:p>3.32721</text:p>
          </table:table-cell>
          <table:table-cell/>
          <table:table-cell office:value-type="float" office:value="2.45777" calcext:value-type="float">
            <text:p>2.45777</text:p>
          </table:table-cell>
          <table:table-cell/>
          <table:table-cell office:value-type="float" office:value="2.51698" calcext:value-type="float">
            <text:p>2.5169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4489" calcext:value-type="float">
            <text:p>0.14489</text:p>
          </table:table-cell>
          <table:table-cell/>
          <table:table-cell office:value-type="float" office:value="3.061" calcext:value-type="float">
            <text:p>3.061</text:p>
          </table:table-cell>
          <table:table-cell/>
          <table:table-cell office:value-type="float" office:value="2.29763" calcext:value-type="float">
            <text:p>2.29763</text:p>
          </table:table-cell>
          <table:table-cell/>
          <table:table-cell office:value-type="float" office:value="2.51267" calcext:value-type="float">
            <text:p>2.5126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14357" calcext:value-type="float">
            <text:p>0.14357</text:p>
          </table:table-cell>
          <table:table-cell/>
          <table:table-cell office:value-type="float" office:value="3.23632" calcext:value-type="float">
            <text:p>3.23632</text:p>
          </table:table-cell>
          <table:table-cell/>
          <table:table-cell office:value-type="float" office:value="2.4707" calcext:value-type="float">
            <text:p>2.4707</text:p>
          </table:table-cell>
          <table:table-cell/>
          <table:table-cell office:value-type="float" office:value="2.51573" calcext:value-type="float">
            <text:p>2.5157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2076" calcext:value-type="float">
            <text:p>0.142076</text:p>
          </table:table-cell>
          <table:table-cell/>
          <table:table-cell office:value-type="float" office:value="3.21271" calcext:value-type="float">
            <text:p>3.21271</text:p>
          </table:table-cell>
          <table:table-cell/>
          <table:table-cell office:value-type="float" office:value="2.48573" calcext:value-type="float">
            <text:p>2.48573</text:p>
          </table:table-cell>
          <table:table-cell/>
          <table:table-cell office:value-type="float" office:value="2.52311" calcext:value-type="float">
            <text:p>2.52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/00/0000</text:date>, <text:time style:data-style-name="N2" text:time-value="09:29:12.882047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 Tchipev</meta:initial-creator>
    <meta:creation-date>2018-01-18T15:30:16.556543254</meta:creation-date>
    <dc:date>2018-01-29T11:49:07.663886323</dc:date>
    <meta:editing-duration>PT3H14M18S</meta:editing-duration>
    <meta:editing-cycles>20</meta:editing-cycles>
    <meta:generator>LibreOffice/5.4.2.2$Linux_X86_64 LibreOffice_project/40m0$Build-2</meta:generator>
    <meta:document-statistic meta:table-count="2" meta:cell-count="63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'outdated-direct-virtual-aos-call'.B3:'outdated-direct-virtual-aos-call'.C14 'outdated-direct-virtual-aos-call'.C2:'outdated-direct-virtual-aos-call'.C2" chart:data-source-has-labels="row" svg:x="1.331cm" svg:y="0.18cm" svg:width="11.788cm" svg:height="7.659cm">
          <chartooo:coordinate-region svg:x="3.17cm" svg:y="0.18cm" svg:width="9.809cm" svg:height="4.89cm"/>
          <chart:axis chart:dimension="x" chart:name="primary-x" chart:style-name="ch4">
            <chart:title svg:x="6.07cm" svg:y="8.019cm" chart:style-name="ch5">
              <text:p>num molecules</text:p>
            </chart:title>
          </chart:axis>
          <chart:axis chart:dimension="y" chart:name="primary-y" chart:style-name="ch4">
            <chart:title svg:x="0.451cm" svg:y="4.622cm" chart:style-name="ch6">
              <text:p>MFUPS</text:p>
            </chart:title>
            <chart:grid chart:style-name="ch7" chart:class="major"/>
          </chart:axis>
          <chart:series chart:style-name="ch8" chart:values-cell-range-address="'outdated-direct-virtual-aos-call'.C3:'outdated-direct-virtual-aos-call'.C14" chart:label-cell-address="'outdated-direct-virtual-aos-call'.C2:'outdated-direct-virtual-aos-call'.C2" chart:class="chart:scatter">
            <chart:domain table:cell-range-address="'outdated-direct-virtual-aos-call'.B3:'outdated-direct-virtual-aos-call'.B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</text:p>
                <draw:g>
                  <svg:desc>'outdated-direct-virtual-aos-call'.C2:'outdated-direct-virtual-aos-call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utdated-direct-virtual-aos-call'.B3:'outdated-direct-virtual-aos-call'.B14</svg:desc>
                </draw:g>
              </table:table-cell>
              <table:table-cell office:value-type="float" office:value="11.4692">
                <text:p>11.4692</text:p>
                <draw:g>
                  <svg:desc>'outdated-direct-virtual-aos-call'.C3:'outdated-direct-virtual-aos-call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42167">
                <text:p>5.42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2416">
                <text:p>1.22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89997">
                <text:p>0.58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93758">
                <text:p>0.293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275298">
                <text:p>0.275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39713">
                <text:p>0.139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713439">
                <text:p>0.0713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54875">
                <text:p>0.035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178759">
                <text:p>0.0178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0887683">
                <text:p>0.00887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0044005">
                <text:p>0.0044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outdated-direct-virtual-aos-call'.B18:'outdated-direct-virtual-aos-call'.C81 'outdated-direct-virtual-aos-call'.C17:'outdated-direct-virtual-aos-call'.C17 'outdated-direct-virtual-aos-call'.E17:'outdated-direct-virtual-aos-call'.E81" chart:data-source-has-labels="row" svg:x="1.331cm" svg:y="0.18cm" svg:width="11.232cm" svg:height="7.659cm">
          <chartooo:coordinate-region svg:x="1.952cm" svg:y="0.379cm" svg:width="10.424cm" svg:height="6.813cm"/>
          <chart:axis chart:dimension="x" chart:name="primary-x" chart:style-name="ch4">
            <chart:title svg:x="5.792cm" svg:y="8.019cm" chart:style-name="ch5">
              <text:p>num molecules</text:p>
            </chart:title>
          </chart:axis>
          <chart:axis chart:dimension="y" chart:name="primary-y" chart:style-name="ch6">
            <chart:title svg:x="0.451cm" svg:y="4.622cm" chart:style-name="ch7">
              <text:p>MFUPS</text:p>
            </chart:title>
            <chart:grid chart:style-name="ch8" chart:class="major"/>
          </chart:axis>
          <chart:series chart:style-name="ch9" chart:values-cell-range-address="'outdated-direct-virtual-aos-call'.C18:'outdated-direct-virtual-aos-call'.C81" chart:label-cell-address="'outdated-direct-virtual-aos-call'.C17:'outdated-direct-virtual-aos-call'.C17" chart:class="chart:scatter">
            <chart:domain table:cell-range-address="'outdated-direct-virtual-aos-call'.B18:'outdated-direct-virtual-aos-call'.B81"/>
            <chart:data-point chart:repeated="64"/>
          </chart:series>
          <chart:series chart:style-name="ch10" chart:values-cell-range-address="'outdated-direct-virtual-aos-call'.E18:'outdated-direct-virtual-aos-call'.E81" chart:label-cell-address="'outdated-direct-virtual-aos-call'.E17:'outdated-direct-virtual-aos-call'.E17" chart:class="chart:scatter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 O0</text:p>
                <draw:g>
                  <svg:desc>'outdated-direct-virtual-aos-call'.C17:'outdated-direct-virtual-aos-call'.C17</svg:desc>
                </draw:g>
              </table:table-cell>
              <table:table-cell office:value-type="string">
                <text:p>MFUPS O3</text:p>
                <draw:g>
                  <svg:desc>'outdated-direct-virtual-aos-call'.E17:'outdated-direct-virtual-aos-call'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utdated-direct-virtual-aos-call'.B18:'outdated-direct-virtual-aos-call'.B81</svg:desc>
                </draw:g>
              </table:table-cell>
              <table:table-cell office:value-type="float" office:value="12.276">
                <text:p>12.276</text:p>
                <draw:g>
                  <svg:desc>'outdated-direct-virtual-aos-call'.C18:'outdated-direct-virtual-aos-call'.C81</svg:desc>
                </draw:g>
              </table:table-cell>
              <table:table-cell office:value-type="float" office:value="27.0048">
                <text:p>27.0048</text:p>
                <draw:g>
                  <svg:desc>'outdated-direct-virtual-aos-call'.E18:'outdated-direct-virtual-aos-call'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3327">
                <text:p>5.53327</text:p>
              </table:table-cell>
              <table:table-cell office:value-type="float" office:value="21.4997">
                <text:p>21.4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58">
                <text:p>3.02358</text:p>
              </table:table-cell>
              <table:table-cell office:value-type="float" office:value="19.1124">
                <text:p>19.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27487">
                <text:p>2.27487</text:p>
              </table:table-cell>
              <table:table-cell office:value-type="float" office:value="27.9552">
                <text:p>27.9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0712">
                <text:p>1.80712</text:p>
              </table:table-cell>
              <table:table-cell office:value-type="float" office:value="25.5615">
                <text:p>25.5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3994">
                <text:p>1.43994</text:p>
              </table:table-cell>
              <table:table-cell office:value-type="float" office:value="25.2634">
                <text:p>25.2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32519">
                <text:p>1.32519</text:p>
              </table:table-cell>
              <table:table-cell office:value-type="float" office:value="26.964">
                <text:p>26.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4889">
                <text:p>1.14889</text:p>
              </table:table-cell>
              <table:table-cell office:value-type="float" office:value="24.4796">
                <text:p>24.4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321">
                <text:p>1.0321</text:p>
              </table:table-cell>
              <table:table-cell office:value-type="float" office:value="21.8637">
                <text:p>21.8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0536">
                <text:p>0.910536</text:p>
              </table:table-cell>
              <table:table-cell office:value-type="float" office:value="19.7644">
                <text:p>19.7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18153">
                <text:p>0.818153</text:p>
              </table:table-cell>
              <table:table-cell office:value-type="float" office:value="17.7544">
                <text:p>17.7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90192">
                <text:p>0.790192</text:p>
              </table:table-cell>
              <table:table-cell office:value-type="float" office:value="17.2846">
                <text:p>17.2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42497">
                <text:p>0.742497</text:p>
              </table:table-cell>
              <table:table-cell office:value-type="float" office:value="16.3703">
                <text:p>16.3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58925">
                <text:p>0.658925</text:p>
              </table:table-cell>
              <table:table-cell office:value-type="float" office:value="15.1831">
                <text:p>15.1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566">
                <text:p>0.59566</text:p>
              </table:table-cell>
              <table:table-cell office:value-type="float" office:value="14.0187">
                <text:p>14.0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61851">
                <text:p>0.561851</text:p>
              </table:table-cell>
              <table:table-cell office:value-type="float" office:value="13.0982">
                <text:p>13.0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34459">
                <text:p>0.534459</text:p>
              </table:table-cell>
              <table:table-cell office:value-type="float" office:value="12.3501">
                <text:p>12.3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06078">
                <text:p>0.506078</text:p>
              </table:table-cell>
              <table:table-cell office:value-type="float" office:value="11.7014">
                <text:p>11.7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86547">
                <text:p>0.486547</text:p>
              </table:table-cell>
              <table:table-cell office:value-type="float" office:value="10.9616">
                <text:p>10.9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8406">
                <text:p>0.448406</text:p>
              </table:table-cell>
              <table:table-cell office:value-type="float" office:value="10.3335">
                <text:p>10.3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27342">
                <text:p>0.427342</text:p>
              </table:table-cell>
              <table:table-cell office:value-type="float" office:value="9.9729">
                <text:p>9.97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08497">
                <text:p>0.408497</text:p>
              </table:table-cell>
              <table:table-cell office:value-type="float" office:value="7.8408">
                <text:p>7.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95782">
                <text:p>0.395782</text:p>
              </table:table-cell>
              <table:table-cell office:value-type="float" office:value="9.09523">
                <text:p>9.09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85713">
                <text:p>0.385713</text:p>
              </table:table-cell>
              <table:table-cell office:value-type="float" office:value="8.79313">
                <text:p>8.79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7247">
                <text:p>0.37247</text:p>
              </table:table-cell>
              <table:table-cell office:value-type="float" office:value="8.58652">
                <text:p>8.58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51673">
                <text:p>0.351673</text:p>
              </table:table-cell>
              <table:table-cell office:value-type="float" office:value="8.14014">
                <text:p>8.14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43134">
                <text:p>0.343134</text:p>
              </table:table-cell>
              <table:table-cell office:value-type="float" office:value="7.87358">
                <text:p>7.87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26113">
                <text:p>0.326113</text:p>
              </table:table-cell>
              <table:table-cell office:value-type="float" office:value="7.55694">
                <text:p>7.55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5123">
                <text:p>0.315123</text:p>
              </table:table-cell>
              <table:table-cell office:value-type="float" office:value="7.28351">
                <text:p>7.28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03662">
                <text:p>0.303662</text:p>
              </table:table-cell>
              <table:table-cell office:value-type="float" office:value="6.99313">
                <text:p>6.99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97316">
                <text:p>0.297316</text:p>
              </table:table-cell>
              <table:table-cell office:value-type="float" office:value="6.78875">
                <text:p>6.78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844">
                <text:p>0.2844</text:p>
              </table:table-cell>
              <table:table-cell office:value-type="float" office:value="6.58218">
                <text:p>6.582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5012">
                <text:p>0.275012</text:p>
              </table:table-cell>
              <table:table-cell office:value-type="float" office:value="6.30654">
                <text:p>6.30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67238">
                <text:p>0.267238</text:p>
              </table:table-cell>
              <table:table-cell office:value-type="float" office:value="6.16721">
                <text:p>6.16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61976">
                <text:p>0.261976</text:p>
              </table:table-cell>
              <table:table-cell office:value-type="float" office:value="6.03603">
                <text:p>6.03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5436">
                <text:p>0.25436</text:p>
              </table:table-cell>
              <table:table-cell office:value-type="float" office:value="5.87605">
                <text:p>5.87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4758">
                <text:p>0.24758</text:p>
              </table:table-cell>
              <table:table-cell office:value-type="float" office:value="5.64825">
                <text:p>5.64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42438">
                <text:p>0.242438</text:p>
              </table:table-cell>
              <table:table-cell office:value-type="float" office:value="5.53685">
                <text:p>5.536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36172">
                <text:p>0.236172</text:p>
              </table:table-cell>
              <table:table-cell office:value-type="float" office:value="5.3585">
                <text:p>5.3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28449">
                <text:p>0.228449</text:p>
              </table:table-cell>
              <table:table-cell office:value-type="float" office:value="5.22091">
                <text:p>5.22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23163">
                <text:p>0.223163</text:p>
              </table:table-cell>
              <table:table-cell office:value-type="float" office:value="5.03805">
                <text:p>5.03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17919">
                <text:p>0.217919</text:p>
              </table:table-cell>
              <table:table-cell office:value-type="float" office:value="4.97182">
                <text:p>4.97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1318">
                <text:p>0.21318</text:p>
              </table:table-cell>
              <table:table-cell office:value-type="float" office:value="4.8353">
                <text:p>4.8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0709">
                <text:p>0.20709</text:p>
              </table:table-cell>
              <table:table-cell office:value-type="float" office:value="4.71329">
                <text:p>4.71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99271">
                <text:p>0.199271</text:p>
              </table:table-cell>
              <table:table-cell office:value-type="float" office:value="4.5729">
                <text:p>4.5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97522">
                <text:p>0.197522</text:p>
              </table:table-cell>
              <table:table-cell office:value-type="float" office:value="4.48578">
                <text:p>4.485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93424">
                <text:p>0.193424</text:p>
              </table:table-cell>
              <table:table-cell office:value-type="float" office:value="4.39442">
                <text:p>4.39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89711">
                <text:p>0.189711</text:p>
              </table:table-cell>
              <table:table-cell office:value-type="float" office:value="4.32954">
                <text:p>4.32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85199">
                <text:p>0.185199</text:p>
              </table:table-cell>
              <table:table-cell office:value-type="float" office:value="4.20551">
                <text:p>4.20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81327">
                <text:p>0.181327</text:p>
              </table:table-cell>
              <table:table-cell office:value-type="float" office:value="4.01591">
                <text:p>4.015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76802">
                <text:p>0.176802</text:p>
              </table:table-cell>
              <table:table-cell office:value-type="float" office:value="3.98504">
                <text:p>3.98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74952">
                <text:p>0.174952</text:p>
              </table:table-cell>
              <table:table-cell office:value-type="float" office:value="3.91459">
                <text:p>3.91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69278">
                <text:p>0.169278</text:p>
              </table:table-cell>
              <table:table-cell office:value-type="float" office:value="3.77802">
                <text:p>3.77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67128">
                <text:p>0.167128</text:p>
              </table:table-cell>
              <table:table-cell office:value-type="float" office:value="3.78803">
                <text:p>3.788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6439">
                <text:p>0.16439</text:p>
              </table:table-cell>
              <table:table-cell office:value-type="float" office:value="3.55932">
                <text:p>3.55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61704">
                <text:p>0.161704</text:p>
              </table:table-cell>
              <table:table-cell office:value-type="float" office:value="3.59924">
                <text:p>3.599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58629">
                <text:p>0.158629</text:p>
              </table:table-cell>
              <table:table-cell office:value-type="float" office:value="3.57206">
                <text:p>3.57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56423">
                <text:p>0.156423</text:p>
              </table:table-cell>
              <table:table-cell office:value-type="float" office:value="3.4227">
                <text:p>3.4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53292">
                <text:p>0.153292</text:p>
              </table:table-cell>
              <table:table-cell office:value-type="float" office:value="3.35423">
                <text:p>3.35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51598">
                <text:p>0.151598</text:p>
              </table:table-cell>
              <table:table-cell office:value-type="float" office:value="3.33745">
                <text:p>3.337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47687">
                <text:p>0.147687</text:p>
              </table:table-cell>
              <table:table-cell office:value-type="float" office:value="3.32721">
                <text:p>3.327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4489">
                <text:p>0.14489</text:p>
              </table:table-cell>
              <table:table-cell office:value-type="float" office:value="3.061">
                <text:p>3.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4357">
                <text:p>0.14357</text:p>
              </table:table-cell>
              <table:table-cell office:value-type="float" office:value="3.23632">
                <text:p>3.23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42076">
                <text:p>0.142076</text:p>
              </table:table-cell>
              <table:table-cell office:value-type="float" office:value="3.21271">
                <text:p>3.212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true" chart:minimum="32" chart:maximum="9000" chart:interval-major="0.30102999566398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49cm" svg:height="9cm" xlink:href=".." xlink:type="simple" chart:class="chart:scatter" chart:style-name="ch1">
        <chart:legend chart:legend-position="end" svg:x="8.806cm" svg:y="3.952cm" style:legend-expansion="high" chart:style-name="ch2"/>
        <chart:plot-area chart:style-name="ch3" table:cell-range-address="'LC-vs-DS'.B4:'LC-vs-DS'.B12 'LC-vs-DS'.F3:'LC-vs-DS'.G12" chart:data-source-has-labels="row" svg:x="1.249cm" svg:y="0.18cm" svg:width="7.319cm" svg:height="7.659cm">
          <chartooo:coordinate-region svg:x="1.685cm" svg:y="0.379cm" svg:width="6.626cm" svg:height="6.813cm"/>
          <chart:axis chart:dimension="x" chart:name="primary-x" chart:style-name="ch4">
            <chart:title svg:x="3.753cm" svg:y="8.019cm" chart:style-name="ch5">
              <text:p>num molecules</text:p>
            </chart:title>
          </chart:axis>
          <chart:axis chart:dimension="y" chart:name="primary-y" chart:style-name="ch6">
            <chart:title svg:x="0.451cm" svg:y="5.548cm" chart:style-name="ch7">
              <text:p>Million Force UP/sec</text:p>
            </chart:title>
            <chart:grid chart:style-name="ch8" chart:class="major"/>
          </chart:axis>
          <chart:series chart:style-name="ch9" chart:values-cell-range-address="'LC-vs-DS'.F4:'LC-vs-DS'.F12" chart:label-cell-address="'LC-vs-DS'.F3:'LC-vs-DS'.F3" chart:class="chart:scatter">
            <chart:domain table:cell-range-address="'LC-vs-DS'.B4:'LC-vs-DS'.B12"/>
            <chart:data-point chart:repeated="9"/>
          </chart:series>
          <chart:series chart:style-name="ch10" chart:values-cell-range-address="'LC-vs-DS'.G4:'LC-vs-DS'.G12" chart:label-cell-address="'LC-vs-DS'.G3:'LC-vs-DS'.G3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C MFUPS</text:p>
                <draw:g>
                  <svg:desc>'LC-vs-DS'.F3:'LC-vs-DS'.F3</svg:desc>
                </draw:g>
              </table:table-cell>
              <table:table-cell office:value-type="string">
                <text:p>DS MFUPS</text:p>
                <draw:g>
                  <svg:desc>'LC-vs-DS'.G3:'LC-vs-D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LC-vs-DS'.B4:'LC-vs-DS'.B12</svg:desc>
                </draw:g>
              </table:table-cell>
              <table:table-cell office:value-type="float" office:value="2.20966">
                <text:p>2.20966</text:p>
                <draw:g>
                  <svg:desc>'LC-vs-DS'.F4:'LC-vs-DS'.F12</svg:desc>
                </draw:g>
              </table:table-cell>
              <table:table-cell office:value-type="float" office:value="6.19104">
                <text:p>6.19104</text:p>
                <draw:g>
                  <svg:desc>'LC-vs-DS'.G4:'LC-vs-DS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3.36406">
                <text:p>3.36406</text:p>
              </table:table-cell>
              <table:table-cell office:value-type="float" office:value="3.07427">
                <text:p>3.07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3.67519">
                <text:p>3.67519</text:p>
              </table:table-cell>
              <table:table-cell office:value-type="float" office:value="1.53849">
                <text:p>1.53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.95058">
                <text:p>2.95058</text:p>
              </table:table-cell>
              <table:table-cell office:value-type="float" office:value="0.772136">
                <text:p>0.772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2.04033">
                <text:p>2.04033</text:p>
              </table:table-cell>
              <table:table-cell office:value-type="float" office:value="0.383895">
                <text:p>0.383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1.20467">
                <text:p>1.20467</text:p>
              </table:table-cell>
              <table:table-cell office:value-type="float" office:value="0.192788">
                <text:p>0.192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0.627754">
                <text:p>0.627754</text:p>
              </table:table-cell>
              <table:table-cell office:value-type="float" office:value="0.0958147">
                <text:p>0.0958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0.319798">
                <text:p>0.319798</text:p>
              </table:table-cell>
              <table:table-cell office:value-type="float" office:value="0.0482476">
                <text:p>0.0482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0.162103">
                <text:p>0.162103</text:p>
              </table:table-cell>
              <table:table-cell office:value-type="float" office:value="0.0239848">
                <text:p>0.02398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25cm" svg:y="3.952cm" style:legend-expansion="high" chart:style-name="ch2"/>
        <chart:plot-area chart:style-name="ch3" table:cell-range-address="'outdated-direct-virtual-aos-call'.B18:'outdated-direct-virtual-aos-call'.B81 'outdated-direct-virtual-aos-call'.G17:'outdated-direct-virtual-aos-call'.G81 'outdated-direct-virtual-aos-call'.I17:'outdated-direct-virtual-aos-call'.I81" chart:data-source-has-labels="row" svg:x="1.331cm" svg:y="0.18cm" svg:width="10.174cm" svg:height="7.659cm">
          <chartooo:coordinate-region svg:x="2.058cm" svg:y="0.379cm" svg:width="9.26cm" svg:height="6.813cm"/>
          <chart:axis chart:dimension="x" chart:name="primary-x" chart:style-name="ch4">
            <chart:title svg:x="5.263cm" svg:y="8.019cm" chart:style-name="ch5">
              <text:p>num molecules</text:p>
            </chart:title>
          </chart:axis>
          <chart:axis chart:dimension="y" chart:name="primary-y" chart:style-name="ch4">
            <chart:title svg:x="0.451cm" svg:y="4.886cm" chart:style-name="ch6">
              <text:p>GFLOP/sec</text:p>
            </chart:title>
            <chart:grid chart:style-name="ch7" chart:class="major"/>
          </chart:axis>
          <chart:series chart:style-name="ch8" chart:values-cell-range-address="'outdated-direct-virtual-aos-call'.G18:'outdated-direct-virtual-aos-call'.G81" chart:label-cell-address="'outdated-direct-virtual-aos-call'.G17:'outdated-direct-virtual-aos-call'.G17" chart:class="chart:scatter">
            <chart:domain table:cell-range-address="'outdated-direct-virtual-aos-call'.B18:'outdated-direct-virtual-aos-call'.B81"/>
            <chart:data-point chart:repeated="64"/>
          </chart:series>
          <chart:series chart:style-name="ch9" chart:values-cell-range-address="'outdated-direct-virtual-aos-call'.I18:'outdated-direct-virtual-aos-call'.I81" chart:label-cell-address="'outdated-direct-virtual-aos-call'.I17:'outdated-direct-virtual-aos-call'.I17" chart:class="chart:scatte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FLOP/sec</text:p>
                <draw:g>
                  <svg:desc>'outdated-direct-virtual-aos-call'.G17:'outdated-direct-virtual-aos-call'.G17</svg:desc>
                </draw:g>
              </table:table-cell>
              <table:table-cell office:value-type="string">
                <text:p>GFLOP/sec AVX2</text:p>
                <draw:g>
                  <svg:desc>'outdated-direct-virtual-aos-call'.I17:'outdated-direct-virtual-aos-call'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utdated-direct-virtual-aos-call'.B18:'outdated-direct-virtual-aos-call'.B81</svg:desc>
                </draw:g>
              </table:table-cell>
              <table:table-cell office:value-type="float" office:value="0">
                <text:p>0</text:p>
                <draw:g>
                  <svg:desc>'outdated-direct-virtual-aos-call'.G18:'outdated-direct-virtual-aos-call'.G81</svg:desc>
                </draw:g>
              </table:table-cell>
              <table:table-cell office:value-type="float" office:value="0">
                <text:p>0</text:p>
                <draw:g>
                  <svg:desc>'outdated-direct-virtual-aos-call'.I18:'outdated-direct-virtual-aos-call'.I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9496">
                <text:p>0.279496</text:p>
              </table:table-cell>
              <table:table-cell office:value-type="float" office:value="0.520227">
                <text:p>0.520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96924">
                <text:p>0.496924</text:p>
              </table:table-cell>
              <table:table-cell office:value-type="float" office:value="1.39194">
                <text:p>1.39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9025">
                <text:p>1.09025</text:p>
              </table:table-cell>
              <table:table-cell office:value-type="float" office:value="1.58981">
                <text:p>1.58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3292">
                <text:p>1.3292</text:p>
              </table:table-cell>
              <table:table-cell office:value-type="float" office:value="1.98405">
                <text:p>1.98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4212">
                <text:p>1.64212</text:p>
              </table:table-cell>
              <table:table-cell office:value-type="float" office:value="2.12055">
                <text:p>2.12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03385">
                <text:p>2.03385</text:p>
              </table:table-cell>
              <table:table-cell office:value-type="float" office:value="2.15295">
                <text:p>2.15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7257">
                <text:p>2.17257</text:p>
              </table:table-cell>
              <table:table-cell office:value-type="float" office:value="2.22983">
                <text:p>2.22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2301">
                <text:p>2.2301</text:p>
              </table:table-cell>
              <table:table-cell office:value-type="float" office:value="2.27512">
                <text:p>2.27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7686">
                <text:p>2.27686</text:p>
              </table:table-cell>
              <table:table-cell office:value-type="float" office:value="2.29361">
                <text:p>2.29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24996">
                <text:p>2.24996</text:p>
              </table:table-cell>
              <table:table-cell office:value-type="float" office:value="2.31973">
                <text:p>2.31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31614">
                <text:p>2.31614</text:p>
              </table:table-cell>
              <table:table-cell office:value-type="float" office:value="2.36544">
                <text:p>2.3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3271">
                <text:p>2.3271</text:p>
              </table:table-cell>
              <table:table-cell office:value-type="float" office:value="2.35459">
                <text:p>2.35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37074">
                <text:p>2.37074</text:p>
              </table:table-cell>
              <table:table-cell office:value-type="float" office:value="2.41736">
                <text:p>2.41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38317">
                <text:p>2.38317</text:p>
              </table:table-cell>
              <table:table-cell office:value-type="float" office:value="2.40081">
                <text:p>2.40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39206">
                <text:p>2.39206</text:p>
              </table:table-cell>
              <table:table-cell office:value-type="float" office:value="2.40289">
                <text:p>2.40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38575">
                <text:p>2.38575</text:p>
              </table:table-cell>
              <table:table-cell office:value-type="float" office:value="2.41144">
                <text:p>2.41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4105">
                <text:p>2.4105</text:p>
              </table:table-cell>
              <table:table-cell office:value-type="float" office:value="2.38642">
                <text:p>2.38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40924">
                <text:p>2.40924</text:p>
              </table:table-cell>
              <table:table-cell office:value-type="float" office:value="2.39626">
                <text:p>2.39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38497">
                <text:p>2.38497</text:p>
              </table:table-cell>
              <table:table-cell office:value-type="float" office:value="2.44826">
                <text:p>2.44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43054">
                <text:p>2.43054</text:p>
              </table:table-cell>
              <table:table-cell office:value-type="float" office:value="2.4634">
                <text:p>2.4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00582">
                <text:p>2.00582</text:p>
              </table:table-cell>
              <table:table-cell office:value-type="float" office:value="2.47154">
                <text:p>2.47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4304">
                <text:p>2.4304</text:p>
              </table:table-cell>
              <table:table-cell office:value-type="float" office:value="2.44671">
                <text:p>2.44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41811">
                <text:p>2.41811</text:p>
              </table:table-cell>
              <table:table-cell office:value-type="float" office:value="2.48536">
                <text:p>2.48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45643">
                <text:p>2.45643</text:p>
              </table:table-cell>
              <table:table-cell office:value-type="float" office:value="2.42238">
                <text:p>2.42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44267">
                <text:p>2.44267</text:p>
              </table:table-cell>
              <table:table-cell office:value-type="float" office:value="2.45353">
                <text:p>2.45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46705">
                <text:p>2.46705</text:p>
              </table:table-cell>
              <table:table-cell office:value-type="float" office:value="2.43408">
                <text:p>2.43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47274">
                <text:p>2.47274</text:p>
              </table:table-cell>
              <table:table-cell office:value-type="float" office:value="2.45644">
                <text:p>2.456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46133">
                <text:p>2.46133</text:p>
              </table:table-cell>
              <table:table-cell office:value-type="float" office:value="2.46223">
                <text:p>2.46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45599">
                <text:p>2.45599</text:p>
              </table:table-cell>
              <table:table-cell office:value-type="float" office:value="2.48356">
                <text:p>2.48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46629">
                <text:p>2.46629</text:p>
              </table:table-cell>
              <table:table-cell office:value-type="float" office:value="2.49146">
                <text:p>2.49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48231">
                <text:p>2.48231</text:p>
              </table:table-cell>
              <table:table-cell office:value-type="float" office:value="2.46708">
                <text:p>2.46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46184">
                <text:p>2.46184</text:p>
              </table:table-cell>
              <table:table-cell office:value-type="float" office:value="2.4953">
                <text:p>2.4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47269">
                <text:p>2.47269</text:p>
              </table:table-cell>
              <table:table-cell office:value-type="float" office:value="2.4907">
                <text:p>2.4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48477">
                <text:p>2.48477</text:p>
              </table:table-cell>
              <table:table-cell office:value-type="float" office:value="2.49268">
                <text:p>2.49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49144">
                <text:p>2.49144</text:p>
              </table:table-cell>
              <table:table-cell office:value-type="float" office:value="2.49976">
                <text:p>2.49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45653">
                <text:p>2.45653</text:p>
              </table:table-cell>
              <table:table-cell office:value-type="float" office:value="2.50329">
                <text:p>2.50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48226">
                <text:p>2.48226</text:p>
              </table:table-cell>
              <table:table-cell office:value-type="float" office:value="2.51822">
                <text:p>2.51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47645">
                <text:p>2.47645</text:p>
              </table:table-cell>
              <table:table-cell office:value-type="float" office:value="2.51485">
                <text:p>2.51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48254">
                <text:p>2.48254</text:p>
              </table:table-cell>
              <table:table-cell office:value-type="float" office:value="2.52554">
                <text:p>2.52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46496">
                <text:p>2.46496</text:p>
              </table:table-cell>
              <table:table-cell office:value-type="float" office:value="2.4933">
                <text:p>2.4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4923">
                <text:p>2.4923</text:p>
              </table:table-cell>
              <table:table-cell office:value-type="float" office:value="2.52141">
                <text:p>2.52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48017">
                <text:p>2.48017</text:p>
              </table:table-cell>
              <table:table-cell office:value-type="float" office:value="2.52294">
                <text:p>2.52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48047">
                <text:p>2.48047</text:p>
              </table:table-cell>
              <table:table-cell office:value-type="float" office:value="2.51831">
                <text:p>2.51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46754">
                <text:p>2.46754</text:p>
              </table:table-cell>
              <table:table-cell office:value-type="float" office:value="2.52871">
                <text:p>2.52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482">
                <text:p>2.482</text:p>
              </table:table-cell>
              <table:table-cell office:value-type="float" office:value="2.52085">
                <text:p>2.52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48481">
                <text:p>2.48481</text:p>
              </table:table-cell>
              <table:table-cell office:value-type="float" office:value="2.51584">
                <text:p>2.51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50572">
                <text:p>2.50572</text:p>
              </table:table-cell>
              <table:table-cell office:value-type="float" office:value="2.52811">
                <text:p>2.52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49138">
                <text:p>2.49138</text:p>
              </table:table-cell>
              <table:table-cell office:value-type="float" office:value="2.50076">
                <text:p>2.50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42946">
                <text:p>2.42946</text:p>
              </table:table-cell>
              <table:table-cell office:value-type="float" office:value="2.50572">
                <text:p>2.50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46369">
                <text:p>2.46369</text:p>
              </table:table-cell>
              <table:table-cell office:value-type="float" office:value="2.51198">
                <text:p>2.51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46664">
                <text:p>2.46664</text:p>
              </table:table-cell>
              <table:table-cell office:value-type="float" office:value="2.50517">
                <text:p>2.50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42948">
                <text:p>2.42948</text:p>
              </table:table-cell>
              <table:table-cell office:value-type="float" office:value="2.51448">
                <text:p>2.51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47737">
                <text:p>2.47737</text:p>
              </table:table-cell>
              <table:table-cell office:value-type="float" office:value="2.50408">
                <text:p>2.50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374">
                <text:p>2.374</text:p>
              </table:table-cell>
              <table:table-cell office:value-type="float" office:value="2.51459">
                <text:p>2.51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43925">
                <text:p>2.43925</text:p>
              </table:table-cell>
              <table:table-cell office:value-type="float" office:value="2.51432">
                <text:p>2.51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4651">
                <text:p>2.4651</text:p>
              </table:table-cell>
              <table:table-cell office:value-type="float" office:value="2.51317">
                <text:p>2.51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40663">
                <text:p>2.40663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39606">
                <text:p>2.39606</text:p>
              </table:table-cell>
              <table:table-cell office:value-type="float" office:value="2.51914">
                <text:p>2.519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41965">
                <text:p>2.41965</text:p>
              </table:table-cell>
              <table:table-cell office:value-type="float" office:value="2.51963">
                <text:p>2.51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45777">
                <text:p>2.45777</text:p>
              </table:table-cell>
              <table:table-cell office:value-type="float" office:value="2.51698">
                <text:p>2.51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29763">
                <text:p>2.29763</text:p>
              </table:table-cell>
              <table:table-cell office:value-type="float" office:value="2.51267">
                <text:p>2.512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4707">
                <text:p>2.4707</text:p>
              </table:table-cell>
              <table:table-cell office:value-type="float" office:value="2.51573">
                <text:p>2.51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8573">
                <text:p>2.48573</text:p>
              </table:table-cell>
              <table:table-cell office:value-type="float" office:value="2.52311">
                <text:p>2.523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true" chart:minimum="32" chart:maximum="9000" chart:interval-major="0.30102999566398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24cm" svg:height="9cm" xlink:href=".." xlink:type="simple" chart:class="chart:scatter" chart:style-name="ch1">
        <chart:legend chart:legend-position="end" svg:x="8.972cm" svg:y="3.952cm" style:legend-expansion="high" chart:style-name="ch2"/>
        <chart:plot-area chart:style-name="ch3" table:cell-range-address="'LC-vs-DS'.B4:'LC-vs-DS'.B12 'LC-vs-DS'.D3:'LC-vs-DS'.E12" chart:data-source-has-labels="row" svg:x="1.265cm" svg:y="0.18cm" svg:width="7.453cm" svg:height="7.659cm">
          <chartooo:coordinate-region svg:x="1.992cm" svg:y="0.38cm" svg:width="6.467cm" svg:height="6.812cm"/>
          <chart:axis chart:dimension="x" chart:name="primary-x" chart:style-name="ch4">
            <chart:title svg:x="3.836cm" svg:y="8.019cm" chart:style-name="ch5">
              <text:p>num molecules</text:p>
            </chart:title>
          </chart:axis>
          <chart:axis chart:dimension="y" chart:name="primary-y" chart:style-name="ch6">
            <chart:title svg:x="0.451cm" svg:y="4.886cm" chart:style-name="ch7">
              <text:p>GFLOP/sec</text:p>
            </chart:title>
            <chart:grid chart:style-name="ch8" chart:class="major"/>
          </chart:axis>
          <chart:series chart:style-name="ch9" chart:values-cell-range-address="'LC-vs-DS'.D4:'LC-vs-DS'.D12" chart:label-cell-address="'LC-vs-DS'.D3:'LC-vs-DS'.D3" chart:class="chart:scatter">
            <chart:domain table:cell-range-address="'LC-vs-DS'.B4:'LC-vs-DS'.B12"/>
            <chart:data-point chart:repeated="9"/>
          </chart:series>
          <chart:series chart:style-name="ch10" chart:values-cell-range-address="'LC-vs-DS'.E4:'LC-vs-DS'.E12" chart:label-cell-address="'LC-vs-DS'.E3:'LC-vs-DS'.E3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C GFLOP/sec</text:p>
                <draw:g>
                  <svg:desc>'LC-vs-DS'.D3:'LC-vs-DS'.D3</svg:desc>
                </draw:g>
              </table:table-cell>
              <table:table-cell office:value-type="string">
                <text:p>DS GFLOP/sec</text:p>
                <draw:g>
                  <svg:desc>'LC-vs-DS'.E3:'LC-vs-DS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LC-vs-DS'.B4:'LC-vs-DS'.B12</svg:desc>
                </draw:g>
              </table:table-cell>
              <table:table-cell office:value-type="float" office:value="0.0531699">
                <text:p>0.0531699</text:p>
                <draw:g>
                  <svg:desc>'LC-vs-DS'.D4:'LC-vs-DS'.D12</svg:desc>
                </draw:g>
              </table:table-cell>
              <table:table-cell office:value-type="float" office:value="0.799031">
                <text:p>0.799031</text:p>
                <draw:g>
                  <svg:desc>'LC-vs-DS'.E4:'LC-vs-DS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170095">
                <text:p>0.170095</text:p>
              </table:table-cell>
              <table:table-cell office:value-type="float" office:value="0.814488">
                <text:p>0.814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371194">
                <text:p>0.371194</text:p>
              </table:table-cell>
              <table:table-cell office:value-type="float" office:value="0.824822">
                <text:p>0.824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617132">
                <text:p>0.617132</text:p>
              </table:table-cell>
              <table:table-cell office:value-type="float" office:value="0.833618">
                <text:p>0.833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837046">
                <text:p>0.837046</text:p>
              </table:table-cell>
              <table:table-cell office:value-type="float" office:value="0.830515">
                <text:p>0.830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96614">
                <text:p>0.96614</text:p>
              </table:table-cell>
              <table:table-cell office:value-type="float" office:value="0.834653">
                <text:p>0.834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1.01504">
                <text:p>1.01504</text:p>
              </table:table-cell>
              <table:table-cell office:value-type="float" office:value="0.830704">
                <text:p>0.83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1.03548">
                <text:p>1.03548</text:p>
              </table:table-cell>
              <table:table-cell office:value-type="float" office:value="0.836923">
                <text:p>0.836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1.0527">
                <text:p>1.0527</text:p>
              </table:table-cell>
              <table:table-cell office:value-type="float" office:value="0.832683">
                <text:p>0.8326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true" chart:minimum="32" chart:maximum="9000" chart:interval-major="0.30102999566398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24cm" svg:height="9cm" xlink:href=".." xlink:type="simple" chart:class="chart:scatter" chart:style-name="ch1">
        <chart:legend chart:legend-position="end" svg:x="9.634cm" svg:y="3.952cm" style:legend-expansion="high" chart:style-name="ch2"/>
        <chart:plot-area chart:style-name="ch3" table:cell-range-address="'LC-vs-DS'.B4:'LC-vs-DS'.B12 'LC-vs-DS'.J3:'LC-vs-DS'.K12" chart:data-source-has-labels="row" svg:x="1.265cm" svg:y="0.18cm" svg:width="8.115cm" svg:height="7.659cm">
          <chartooo:coordinate-region svg:x="2.177cm" svg:y="0.379cm" svg:width="6.952cm" svg:height="6.813cm"/>
          <chart:axis chart:dimension="x" chart:name="primary-x" chart:style-name="ch4">
            <chart:title svg:x="4.167cm" svg:y="8.019cm" chart:style-name="ch5">
              <text:p>num molecules</text:p>
            </chart:title>
          </chart:axis>
          <chart:axis chart:dimension="y" chart:name="primary-y" chart:style-name="ch6">
            <chart:title svg:x="0.451cm" svg:y="4.556cm" chart:style-name="ch7">
              <text:p>hit rate</text:p>
            </chart:title>
            <chart:grid chart:style-name="ch8" chart:class="major"/>
          </chart:axis>
          <chart:series chart:style-name="ch9" chart:values-cell-range-address="'LC-vs-DS'.J4:'LC-vs-DS'.J12" chart:label-cell-address="'LC-vs-DS'.J3:'LC-vs-DS'.J3" chart:class="chart:scatter">
            <chart:domain table:cell-range-address="'LC-vs-DS'.B4:'LC-vs-DS'.B12"/>
            <chart:data-point chart:repeated="9"/>
          </chart:series>
          <chart:series chart:style-name="ch10" chart:values-cell-range-address="'LC-vs-DS'.K4:'LC-vs-DS'.K12" chart:label-cell-address="'LC-vs-DS'.K3:'LC-vs-DS'.K3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C hit rate </text:p>
                <draw:g>
                  <svg:desc>'LC-vs-DS'.J3:'LC-vs-DS'.J3</svg:desc>
                </draw:g>
              </table:table-cell>
              <table:table-cell office:value-type="string">
                <text:p>DS hit rate </text:p>
                <draw:g>
                  <svg:desc>'LC-vs-DS'.K3:'LC-vs-DS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LC-vs-DS'.B4:'LC-vs-DS'.B12</svg:desc>
                </draw:g>
              </table:table-cell>
              <table:table-cell office:value-type="float" office:value="0.118421">
                <text:p>0.118421</text:p>
                <draw:g>
                  <svg:desc>'LC-vs-DS'.J4:'LC-vs-DS'.J12</svg:desc>
                </draw:g>
              </table:table-cell>
              <table:table-cell office:value-type="float" office:value="0.0181452">
                <text:p>0.0181452</text:p>
                <draw:g>
                  <svg:desc>'LC-vs-DS'.K4:'LC-vs-DS'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152824">
                <text:p>0.152824</text:p>
              </table:table-cell>
              <table:table-cell office:value-type="float" office:value="0.0228175">
                <text:p>0.0228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171527">
                <text:p>0.171527</text:p>
              </table:table-cell>
              <table:table-cell office:value-type="float" office:value="0.0246063">
                <text:p>0.0246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17722">
                <text:p>0.17722</text:p>
              </table:table-cell>
              <table:table-cell office:value-type="float" office:value="0.0259804">
                <text:p>0.0259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182434">
                <text:p>0.182434</text:p>
              </table:table-cell>
              <table:table-cell office:value-type="float" office:value="0.0259601">
                <text:p>0.0259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186852">
                <text:p>0.186852</text:p>
              </table:table-cell>
              <table:table-cell office:value-type="float" office:value="0.025782">
                <text:p>0.025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0.188695">
                <text:p>0.188695</text:p>
              </table:table-cell>
              <table:table-cell office:value-type="float" office:value="0.0261573">
                <text:p>0.0261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0.189092">
                <text:p>0.189092</text:p>
              </table:table-cell>
              <table:table-cell office:value-type="float" office:value="0.0262223">
                <text:p>0.0262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0.191169">
                <text:p>0.191169</text:p>
              </table:table-cell>
              <table:table-cell office:value-type="float" office:value="0.0264947">
                <text:p>0.02649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true" chart:minimum="32" chart:maximum="9000" chart:interval-major="0.30102999566398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6cm" chart:style-name="ch2">
          <text:p>SPH Density Kernel</text:p>
        </chart:title>
        <chart:legend chart:legend-position="end" svg:x="12.936cm" svg:y="3.952cm" style:legend-expansion="high" chart:style-name="ch3"/>
        <chart:plot-area chart:style-name="ch4" table:cell-range-address="'LC-vs-DS'.B60:'LC-vs-DS'.B61 'LC-vs-DS'.B49:'LC-vs-DS'.B57 'LC-vs-DS'.B47:'LC-vs-DS'.B47 'LC-vs-DS'.E49:'LC-vs-DS'.E57 'LC-vs-DS'.E62:'LC-vs-DS'.E70" chart:data-source-has-labels="both" svg:x="1.331cm" svg:y="1.275cm" svg:width="11.285cm" svg:height="6.564cm">
          <chartooo:coordinate-region svg:x="1.767cm" svg:y="1.474cm" svg:width="10.473cm" svg:height="5.718cm"/>
          <chart:axis chart:dimension="x" chart:name="primary-x" chart:style-name="ch5" chartooo:axis-type="auto">
            <chart:title svg:x="5.95cm" svg:y="8.019cm" chart:style-name="ch6">
              <text:p>num particles</text:p>
            </chart:title>
            <chart:categories table:cell-range-address="'LC-vs-DS'.B61:'LC-vs-DS'.B61"/>
          </chart:axis>
          <chart:axis chart:dimension="y" chart:name="primary-y" chart:style-name="ch7">
            <chart:title svg:x="0.451cm" svg:y="6.096cm" chart:style-name="ch8">
              <text:p>Million Force UP/sec</text:p>
            </chart:title>
            <chart:grid chart:style-name="ch9" chart:class="major"/>
          </chart:axis>
          <chart:series chart:style-name="ch10" chart:values-cell-range-address="'LC-vs-DS'.E49:'LC-vs-DS'.E57" chart:label-cell-address="'LC-vs-DS'.B47:'LC-vs-DS'.B47" chart:class="chart:scatter">
            <chart:domain table:cell-range-address="'LC-vs-DS'.B49:'LC-vs-DS'.B57"/>
            <chart:data-point chart:repeated="9"/>
          </chart:series>
          <chart:series chart:style-name="ch11" chart:values-cell-range-address="'LC-vs-DS'.E62:'LC-vs-DS'.E70" chart:label-cell-address="'LC-vs-DS'.B60:'LC-vs-DS'.B60" chart:class="chart:scatter">
            <chart:domain table:cell-range-address="'LC-vs-DS'.B62:'LC-vs-DS'.B7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rect</text:p>
                <draw:g>
                  <svg:desc>'LC-vs-DS'.B47:'LC-vs-DS'.B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ked cells</text:p>
                <draw:g>
                  <svg:desc>'LC-vs-DS'.B60:'LC-vs-DS'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particles</text:p>
                <draw:g>
                  <svg:desc>'LC-vs-DS'.B61:'LC-vs-DS'.B61</svg:desc>
                </draw:g>
              </table:table-cell>
              <table:table-cell office:value-type="float" office:value="32">
                <text:p>32</text:p>
                <draw:g>
                  <svg:desc>'LC-vs-DS'.B49:'LC-vs-DS'.B57</svg:desc>
                </draw:g>
              </table:table-cell>
              <table:table-cell office:value-type="float" office:value="16.7573">
                <text:p>16.7573</text:p>
                <draw:g>
                  <svg:desc>'LC-vs-DS'.E49:'LC-vs-DS'.E57</svg:desc>
                </draw:g>
              </table:table-cell>
              <table:table-cell office:value-type="float" office:value="32">
                <text:p>32</text:p>
                <draw:g>
                  <svg:desc>'LC-vs-DS'.B62:'LC-vs-DS'.B70</svg:desc>
                </draw:g>
              </table:table-cell>
              <table:table-cell office:value-type="float" office:value="2.5035">
                <text:p>2.5035</text:p>
                <draw:g>
                  <svg:desc>'LC-vs-DS'.E62:'LC-vs-DS'.E70</svg:desc>
                </draw:g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7.88729">
                <text:p>7.88729</text:p>
              </table:table-cell>
              <table:table-cell office:value-type="float" office:value="64">
                <text:p>64</text:p>
              </table:table-cell>
              <table:table-cell office:value-type="float" office:value="4.14493">
                <text:p>4.14493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4.0143">
                <text:p>4.0143</text:p>
              </table:table-cell>
              <table:table-cell office:value-type="float" office:value="128">
                <text:p>128</text:p>
              </table:table-cell>
              <table:table-cell office:value-type="float" office:value="5.0393">
                <text:p>5.0393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1.9461">
                <text:p>1.9461</text:p>
              </table:table-cell>
              <table:table-cell office:value-type="float" office:value="256">
                <text:p>256</text:p>
              </table:table-cell>
              <table:table-cell office:value-type="float" office:value="3.80753">
                <text:p>3.80753</text:p>
              </table:table-cell>
            </table:table-row>
            <table:table-row>
              <table:table-cell office:value-type="string"/>
              <table:table-cell office:value-type="float" office:value="512">
                <text:p>512</text:p>
              </table:table-cell>
              <table:table-cell office:value-type="float" office:value="0.945995">
                <text:p>0.945995</text:p>
              </table:table-cell>
              <table:table-cell office:value-type="float" office:value="512">
                <text:p>512</text:p>
              </table:table-cell>
              <table:table-cell office:value-type="float" office:value="2.72919">
                <text:p>2.72919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0.45983">
                <text:p>0.45983</text:p>
              </table:table-cell>
              <table:table-cell office:value-type="float" office:value="1024">
                <text:p>1024</text:p>
              </table:table-cell>
              <table:table-cell office:value-type="float" office:value="1.74728">
                <text:p>1.74728</text:p>
              </table:table-cell>
            </table:table-row>
            <table:table-row>
              <table:table-cell office:value-type="string"/>
              <table:table-cell office:value-type="float" office:value="2048">
                <text:p>2048</text:p>
              </table:table-cell>
              <table:table-cell office:value-type="float" office:value="0.221542">
                <text:p>0.221542</text:p>
              </table:table-cell>
              <table:table-cell office:value-type="float" office:value="2048">
                <text:p>2048</text:p>
              </table:table-cell>
              <table:table-cell office:value-type="float" office:value="0.961478">
                <text:p>0.961478</text:p>
              </table:table-cell>
            </table:table-row>
            <table:table-row>
              <table:table-cell office:value-type="string"/>
              <table:table-cell office:value-type="float" office:value="4096">
                <text:p>4096</text:p>
              </table:table-cell>
              <table:table-cell office:value-type="float" office:value="0.106997">
                <text:p>0.106997</text:p>
              </table:table-cell>
              <table:table-cell office:value-type="float" office:value="4096">
                <text:p>4096</text:p>
              </table:table-cell>
              <table:table-cell office:value-type="float" office:value="0.509093">
                <text:p>0.509093</text:p>
              </table:table-cell>
            </table:table-row>
            <table:table-row>
              <table:table-cell office:value-type="string"/>
              <table:table-cell office:value-type="float" office:value="8192">
                <text:p>8192</text:p>
              </table:table-cell>
              <table:table-cell office:value-type="float" office:value="0.0521011">
                <text:p>0.0521011</text:p>
              </table:table-cell>
              <table:table-cell office:value-type="float" office:value="8192">
                <text:p>8192</text:p>
              </table:table-cell>
              <table:table-cell office:value-type="float" office:value="0.258702">
                <text:p>0.2587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true" chart:minimum="32" chart:maximum="9000" chart:interval-major="0.30102999566398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27cm" svg:y="0.316cm" chart:style-name="ch2">
          <text:p>SPH Density Functor</text:p>
        </chart:title>
        <chart:legend chart:legend-position="end" svg:x="12.936cm" svg:y="3.952cm" style:legend-expansion="high" chart:style-name="ch3"/>
        <chart:plot-area chart:style-name="ch4" table:cell-range-address="'LC-vs-DS'.B60:'LC-vs-DS'.B61 'LC-vs-DS'.B49:'LC-vs-DS'.B57 'LC-vs-DS'.B47:'LC-vs-DS'.B47 'LC-vs-DS'.H49:'LC-vs-DS'.H57 'LC-vs-DS'.H62:'LC-vs-DS'.H70" chart:data-source-has-labels="both" svg:x="1.331cm" svg:y="1.275cm" svg:width="11.285cm" svg:height="6.564cm">
          <chartooo:coordinate-region svg:x="2.058cm" svg:y="1.474cm" svg:width="10.363cm" svg:height="5.718cm"/>
          <chart:axis chart:dimension="x" chart:name="primary-x" chart:style-name="ch5" chartooo:axis-type="auto">
            <chart:title svg:x="5.95cm" svg:y="8.019cm" chart:style-name="ch6">
              <text:p>num particles</text:p>
            </chart:title>
            <chart:categories table:cell-range-address="'LC-vs-DS'.B61:'LC-vs-DS'.B61"/>
          </chart:axis>
          <chart:axis chart:dimension="y" chart:name="primary-y" chart:style-name="ch7">
            <chart:title svg:x="0.451cm" svg:y="5.434cm" chart:style-name="ch8">
              <text:p>GFLOP/sec</text:p>
            </chart:title>
            <chart:grid chart:style-name="ch9" chart:class="major"/>
          </chart:axis>
          <chart:series chart:style-name="ch10" chart:values-cell-range-address="'LC-vs-DS'.H49:'LC-vs-DS'.H57" chart:label-cell-address="'LC-vs-DS'.B47:'LC-vs-DS'.B47" chart:class="chart:scatter">
            <chart:domain table:cell-range-address="'LC-vs-DS'.B49:'LC-vs-DS'.B57"/>
            <chart:data-point chart:repeated="9"/>
          </chart:series>
          <chart:series chart:style-name="ch11" chart:values-cell-range-address="'LC-vs-DS'.H62:'LC-vs-DS'.H70" chart:label-cell-address="'LC-vs-DS'.B60:'LC-vs-DS'.B60" chart:class="chart:scatter">
            <chart:domain table:cell-range-address="'LC-vs-DS'.B62:'LC-vs-DS'.B7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rect</text:p>
                <draw:g>
                  <svg:desc>'LC-vs-DS'.B47:'LC-vs-DS'.B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ked cells</text:p>
                <draw:g>
                  <svg:desc>'LC-vs-DS'.B60:'LC-vs-DS'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particles</text:p>
                <draw:g>
                  <svg:desc>'LC-vs-DS'.B61:'LC-vs-DS'.B61</svg:desc>
                </draw:g>
              </table:table-cell>
              <table:table-cell office:value-type="float" office:value="32">
                <text:p>32</text:p>
                <draw:g>
                  <svg:desc>'LC-vs-DS'.B49:'LC-vs-DS'.B57</svg:desc>
                </draw:g>
              </table:table-cell>
              <table:table-cell office:value-type="float" office:value="2.19102">
                <text:p>2.19102</text:p>
                <draw:g>
                  <svg:desc>'LC-vs-DS'.H49:'LC-vs-DS'.H57</svg:desc>
                </draw:g>
              </table:table-cell>
              <table:table-cell office:value-type="float" office:value="32">
                <text:p>32</text:p>
                <draw:g>
                  <svg:desc>'LC-vs-DS'.B62:'LC-vs-DS'.B70</svg:desc>
                </draw:g>
              </table:table-cell>
              <table:table-cell office:value-type="float" office:value="0.0644652">
                <text:p>0.0644652</text:p>
                <draw:g>
                  <svg:desc>'LC-vs-DS'.H62:'LC-vs-DS'.H70</svg:desc>
                </draw:g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2.12365">
                <text:p>2.12365</text:p>
              </table:table-cell>
              <table:table-cell office:value-type="float" office:value="64">
                <text:p>64</text:p>
              </table:table-cell>
              <table:table-cell office:value-type="float" office:value="0.227453">
                <text:p>0.227453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2.1898">
                <text:p>2.1898</text:p>
              </table:table-cell>
              <table:table-cell office:value-type="float" office:value="128">
                <text:p>128</text:p>
              </table:table-cell>
              <table:table-cell office:value-type="float" office:value="0.556213">
                <text:p>0.556213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2.13973">
                <text:p>2.13973</text:p>
              </table:table-cell>
              <table:table-cell office:value-type="float" office:value="256">
                <text:p>256</text:p>
              </table:table-cell>
              <table:table-cell office:value-type="float" office:value="0.872043">
                <text:p>0.872043</text:p>
              </table:table-cell>
            </table:table-row>
            <table:table-row>
              <table:table-cell office:value-type="string"/>
              <table:table-cell office:value-type="float" office:value="512">
                <text:p>512</text:p>
              </table:table-cell>
              <table:table-cell office:value-type="float" office:value="2.0842">
                <text:p>2.0842</text:p>
              </table:table-cell>
              <table:table-cell office:value-type="float" office:value="512">
                <text:p>512</text:p>
              </table:table-cell>
              <table:table-cell office:value-type="float" office:value="1.22826">
                <text:p>1.22826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2.02716">
                <text:p>2.02716</text:p>
              </table:table-cell>
              <table:table-cell office:value-type="float" office:value="1024">
                <text:p>1024</text:p>
              </table:table-cell>
              <table:table-cell office:value-type="float" office:value="1.53956">
                <text:p>1.53956</text:p>
              </table:table-cell>
            </table:table-row>
            <table:table-row>
              <table:table-cell office:value-type="string"/>
              <table:table-cell office:value-type="float" office:value="2048">
                <text:p>2048</text:p>
              </table:table-cell>
              <table:table-cell office:value-type="float" office:value="1.95633">
                <text:p>1.95633</text:p>
              </table:table-cell>
              <table:table-cell office:value-type="float" office:value="2048">
                <text:p>2048</text:p>
              </table:table-cell>
              <table:table-cell office:value-type="float" office:value="1.70909">
                <text:p>1.70909</text:p>
              </table:table-cell>
            </table:table-row>
            <table:table-row>
              <table:table-cell office:value-type="string"/>
              <table:table-cell office:value-type="float" office:value="4096">
                <text:p>4096</text:p>
              </table:table-cell>
              <table:table-cell office:value-type="float" office:value="1.89048">
                <text:p>1.89048</text:p>
              </table:table-cell>
              <table:table-cell office:value-type="float" office:value="4096">
                <text:p>4096</text:p>
              </table:table-cell>
              <table:table-cell office:value-type="float" office:value="1.8124">
                <text:p>1.8124</text:p>
              </table:table-cell>
            </table:table-row>
            <table:table-row>
              <table:table-cell office:value-type="string"/>
              <table:table-cell office:value-type="float" office:value="8192">
                <text:p>8192</text:p>
              </table:table-cell>
              <table:table-cell office:value-type="float" office:value="1.84272">
                <text:p>1.84272</text:p>
              </table:table-cell>
              <table:table-cell office:value-type="float" office:value="8192">
                <text:p>8192</text:p>
              </table:table-cell>
              <table:table-cell office:value-type="float" office:value="1.84845">
                <text:p>1.848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